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13" style:family="table-cell" style:parent-style-name="Default" style:data-style-name="N0">
      <style:table-cell-properties fo:background-color="transparent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4.5709722222222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2.24013888888889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4.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4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4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41681056551.htm</text:p>
          </table:table-cell>
          <table:table-cell office:value-type="string" table:style-name="ce1">
            <text:p>Chain News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 Emin Gün Sirer 确认出席世界区块链大会·乌镇，他曾早中本聪 6 年发布 PoW 数字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ilk-avrasya-blockchain-zirvesi-ile-turkiye-blockchain-merkezine-donustu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25T00:00:00" table:style-name="ce3">
            <text:p>10/25/19</text:p>
          </table:table-cell>
          <table:table-cell office:value-type="string" table:style-name="ce1">
            <text:p>İlk Avrasya Blockchain Zirvesi ile Türkiye blockchain merkezine dönüşt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emin-gun-sirerden-inin-kripto-yasas-ile-ilgili-yorum-1914765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Emin Gün Sirer’den Çin’in kripto yasası ile ilgili yor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blockchain-ve-yapay-zekay-snr-otesi-islemlerde-kullanmaya-hazrlanyor-1914794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Çin blockchain ve yapay zekâyı sınır ötesi işlemlerde kullanmaya hazır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blockchain-good-for-not-much/</text:p>
          </table:table-cell>
          <table:table-cell office:value-type="string" table:style-name="ce1">
            <text:p>Wired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What's Blockchain Actually Good for, Anyway? For Now, Not Mu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devlet-medyasndan-bitcoin-tantm-atag-1914849</text:p>
          </table:table-cell>
          <table:table-cell office:value-type="string" table:style-name="ce1">
            <text:p>Investing.com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Çin devlet medyasından Bitcoin tanıtım atağ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review.vn/tin-tuc-kinh-doanh/-/view_content/content/2969324/cong-nghe-blockchain-da-thuc-su-lam-duoc-nhung-gi</text:p>
          </table:table-cell>
          <table:table-cell office:value-type="string" table:style-name="ce1">
            <text:p>VN Review</text:p>
          </table:table-cell>
          <table:table-cell office:value-type="date" office:date-value="2019-11-01T00:00:00" table:style-name="ce3">
            <text:p>11/01/19</text:p>
          </table:table-cell>
          <table:table-cell office:value-type="string" table:style-name="ce1">
            <text:p>CÔNG NGHỆ BLOCKCHAIN ĐÃ THỰC SỰ LÀM ĐƯỢC NHỮNG GÌ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researchers-trying-build-better-blockchain/</text:p>
          </table:table-cell>
          <table:table-cell office:value-type="string" table:style-name="ce1">
            <text:p>Wired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hese Researchers Are Trying to Build a Bette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ther-issuance-in-2019-moved-bitcoin-prices-77-of-the-time/</text:p>
          </table:table-cell>
          <table:table-cell office:value-type="string" table:style-name="ce1">
            <text:p>AMB Crypto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ether issuance in 2019 moved Bitcoin prices 77% of the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awya.com/mena/en/press-releases/story/UAE_can_become_the_next_Wall_Street_says_Nick_Spanos_at_World_Blockchain_Summit_in_Dubai-ZAWYA20191106115855/</text:p>
          </table:table-cell>
          <table:table-cell office:value-type="string" table:style-name="ce1">
            <text:p>Zawya</text:p>
          </table:table-cell>
          <table:table-cell office:value-type="date" office:date-value="2019-11-06T00:00:00" table:style-name="ce3">
            <text:p>11/06/19</text:p>
          </table:table-cell>
          <table:table-cell office:value-type="string" table:style-name="ce1">
            <text:p>"UAE can become the next Wall Street,"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affinity.com/uae-can-become-the-next-wall-street-says-nick-spanos-at-world-blockchain-summit-in-dubai/</text:p>
          </table:table-cell>
          <table:table-cell office:value-type="string" table:style-name="ce1">
            <text:p>News Affinity</text:p>
          </table:table-cell>
          <table:table-cell office:value-type="date" office:date-value="2019-11-07T00:00:00" table:style-name="ce3">
            <text:p>11/07/19</text:p>
          </table:table-cell>
          <table:table-cell office:value-type="string" table:style-name="ce1">
            <text:p>“UAE can become the next Wall Street,”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tr/bilim-teknoloji/facebookun-kripto-para-projesi-libra-icin-finansal-guvenlik-uyarisi/1639960</text:p>
          </table:table-cell>
          <table:table-cell office:value-type="string" table:style-name="ce1">
            <text:p>AA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ursadabugun.com/haber/facebook-un-kripto-para-projesi-libra-icin-finansal-guvenlik-uyarisi-1203673.html</text:p>
          </table:table-cell>
          <table:table-cell office:value-type="string" table:style-name="ce1">
            <text:p>Bursada Bugün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9/11/10/ethereum-fork-to-give-free-a-eth-meet-ava</text:p>
          </table:table-cell>
          <table:table-cell office:value-type="string" table:style-name="ce1">
            <text:p>Trustnodes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Ethereum Fork to Give Free ATH, Meet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omist.ch/2019/11/10/leader-educazione-crypto/</text:p>
          </table:table-cell>
          <table:table-cell office:value-type="string" table:style-name="ce1">
            <text:p>The Cryptonomist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I leader nell’educazione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uae-can-become-the-next-wall-street</text:p>
          </table:table-cell>
          <table:table-cell office:value-type="string" table:style-name="ce1">
            <text:p>Coin Telegraph</text:p>
          </table:table-cell>
          <table:table-cell office:value-type="date" office:date-value="2019-11-11T00:00:00" table:style-name="ce3">
            <text:p>11/11/19</text:p>
          </table:table-cell>
          <table:table-cell office:value-type="string" table:style-name="ce1">
            <text:p>UAE Can Become the Next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o.cz/kryptomeny/vybral-na-projekt-s-blockchainem-temer-pul-miliardy-nyni-penize-vraci-1473380</text:p>
          </table:table-cell>
          <table:table-cell office:value-type="string" table:style-name="ce1">
            <text:p>Euro</text:p>
          </table:table-cell>
          <table:table-cell office:value-type="date" office:date-value="2019-11-13T00:00:00" table:style-name="ce3">
            <text:p>11/13/19</text:p>
          </table:table-cell>
          <table:table-cell office:value-type="string" table:style-name="ce1">
            <text:p>Zaseknutý blockchain. Uplatnění technologie v praxi pokulhává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thereum-co-founder-ava-labs-ceo-discuss-anonymity-types-and-differentiators/</text:p>
          </table:table-cell>
          <table:table-cell office:value-type="string" table:style-name="ce1">
            <text:p>AMB Crypto</text:p>
          </table:table-cell>
          <table:table-cell office:value-type="date" office:date-value="2019-11-15T00:00:00" table:style-name="ce3">
            <text:p>11/15/19</text:p>
          </table:table-cell>
          <table:table-cell office:value-type="string" table:style-name="ce1">
            <text:p>Ethereum Co-founder, AVA Labs CEO discuss anonymity types and differentia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ethereum-eth-vitalik-buterin-se-mete-en-discusion-en-twitter-sobre-beneficios-del-anonimato/</text:p>
          </table:table-cell>
          <table:table-cell office:value-type="string" table:style-name="ce1">
            <text:p>AMB Crypto</text:p>
          </table:table-cell>
          <table:table-cell office:value-type="date" office:date-value="2019-11-16T00:00:00" table:style-name="ce3">
            <text:p>11/16/19</text:p>
          </table:table-cell>
          <table:table-cell office:value-type="string" table:style-name="ce1">
            <text:p>Ethereum [ETH]: Vitalik Buterin se mete en discusión en Twitter sobre beneficios del anonima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litecoin-creator-charlie-lee-responds-to-mimblewimble-privacy-vulnerability/</text:p>
          </table:table-cell>
          <table:table-cell office:value-type="string" table:style-name="ce1">
            <text:p>CCN</text:p>
          </table:table-cell>
          <table:table-cell office:value-type="date" office:date-value="2019-11-18T00:00:00" table:style-name="ce3">
            <text:p>11/18/19</text:p>
          </table:table-cell>
          <table:table-cell office:value-type="string" table:style-name="ce1">
            <text:p>Litecoin Creator Charlie Lee Responds to MimbleWimble Privacy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grin-price-crashes-on-inaccurate-broken-mimblewimble-news-5103.htm</text:p>
          </table:table-cell>
          <table:table-cell office:value-type="string" table:style-name="ce1">
            <text:p>Crypto News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Price Crashes on 'Inaccurate' 'Broken Mimblewimble' Ne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pl/grin-poczatek-konca/</text:p>
          </table:table-cell>
          <table:table-cell office:value-type="string" table:style-name="ce1">
            <text:p>Bitcoin.pl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– początek końca “Bitcoina 2.0.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8-kritik/</text:p>
          </table:table-cell>
          <table:table-cell office:value-type="string" table:style-name="ce1">
            <text:p>Nexo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Bitcoin fiyatını etkileyebilecek 8 kritik geliş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un-chercheur-compromet-lanonymat-de-mimblewimble-pour-60-dollars/</text:p>
          </table:table-cell>
          <table:table-cell office:value-type="string" table:style-name="ce1">
            <text:p>The Coin Tribune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Un chercheur compromet l’anonymat de MimbleWimble pour 60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redes-protocolos/estudio-duda-privacidad-criptomonedas-protocolo-mimblewimble/</text:p>
          </table:table-cell>
          <table:table-cell office:value-type="string" table:style-name="ce1">
            <text:p>Cripto Noticias</text:p>
          </table:table-cell>
          <table:table-cell office:value-type="date" office:date-value="2019-11-20T00:00:00" table:style-name="ce3">
            <text:p>11/20/19</text:p>
          </table:table-cell>
          <table:table-cell office:value-type="string" table:style-name="ce1">
            <text:p>Estudio pone en duda privacidad de criptomonedas que usan el protocolo MimbleWim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slabit.com/96259/bitcoin-conoce-las-principales-bifurcaciones-de-esta-criptomoneda.html</text:p>
          </table:table-cell>
          <table:table-cell office:value-type="string" table:style-name="ce1">
            <text:p>Isla Bit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Bitcoin: conoce las principales bifurcaciones de esta criptomone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top-de-noticias-semanal-de-criptomonedas-bitcoin-litecoin-binance-ripple-tron-y-ethereum-23/</text:p>
          </table:table-cell>
          <table:table-cell office:value-type="string" table:style-name="ce1">
            <text:p>AMB Crypto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Top de Noticias Semanal de Criptomonedas: bitcoin, Litecoin, Binance, Ripple, Tron 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roportaj-emin-gun-sirer-ava-blockchain-ve-kripto-paralar-hakkinda-sorulari-cevapladi-60529.html</text:p>
          </table:table-cell>
          <table:table-cell office:value-type="string" table:style-name="ce1">
            <text:p>Koin Bulteni</text:p>
          </table:table-cell>
          <table:table-cell office:value-type="date" office:date-value="2019-11-24T00:00:00" table:style-name="ce3">
            <text:p>11/24/19</text:p>
          </table:table-cell>
          <table:table-cell office:value-type="string" table:style-name="ce1">
            <text:p>Röportaj: Emin Gün Sirer AVA, Blockchain ve Kripto Paralar Hakkında Soruları Cevapladı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.solana.com/episodes/emin-gun-sirer-episode-7-no-sharding-podcast-QFS6ASq9</text:p>
          </table:table-cell>
          <table:table-cell office:value-type="string" table:style-name="ce1">
            <text:p>Solana Podcast</text:p>
          </table:table-cell>
          <table:table-cell office:value-type="date" office:date-value="2019-11-25T00:00:00" table:style-name="ce3">
            <text:p>11/25/19</text:p>
          </table:table-cell>
          <table:table-cell office:value-type="string" table:style-name="ce1">
            <text:p>Emin Gün Sirer - Cornell Professor &amp; Founder of AVA Labs Ep #1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academics-highlight-flaws-and-potential-of-bitcoins-lightning-network/</text:p>
          </table:table-cell>
          <table:table-cell office:value-type="string" table:style-name="ce1">
            <text:p>Nulltx</text:p>
          </table:table-cell>
          <table:table-cell office:value-type="date" office:date-value="2019-11-26T00:00:00" table:style-name="ce3">
            <text:p>11/26/19</text:p>
          </table:table-cell>
          <table:table-cell office:value-type="string" table:style-name="ce1">
            <text:p>Academics Highlight Flaws and Potential of Bitcoin’s Lightning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saxon.org/as-the-bubble-deflates-blockchain/1240/</text:p>
          </table:table-cell>
          <table:table-cell office:value-type="string" table:style-name="ce1">
            <text:p>The Saxon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s the Bubble Deflat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picenter.tv/episodes/134/</text:p>
          </table:table-cell>
          <table:table-cell office:value-type="string" table:style-name="ce1">
            <text:p>Epicenter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On a Rocky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nalyticsinsight.net/ai-cryptocurrency-blockchain-cornerstones-future-fintech/</text:p>
          </table:table-cell>
          <table:table-cell office:value-type="string" table:style-name="ce1">
            <text:p>Analytics Insight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re AI, Cryptocurrency &amp; Blockchani Cornerstones for Future of Fintech?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ape.com/cryptocurrency-educator/</text:p>
          </table:table-cell>
          <table:table-cell office:value-type="string" table:style-name="ce1">
            <text:p>Coin Gape</text:p>
          </table:table-cell>
          <table:table-cell office:value-type="date" office:date-value="2019-11-30T00:00:00" table:style-name="ce3">
            <text:p>11/30/19</text:p>
          </table:table-cell>
          <table:table-cell office:value-type="string" table:style-name="ce1">
            <text:p>FBI Arrests Crypto Educator for aiding North Korea – Is it an Overreac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ailyhawker.com/cryptocurrency/podcasts-that-will-get-you-hooked-with-cryptocurrency/</text:p>
          </table:table-cell>
          <table:table-cell office:value-type="string" table:style-name="ce1">
            <text:p>Daily Hawker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Podcasts That Will Get You Hooked With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-kripto-para-projesi-bilira-piyasaya-suruluyor/</text:p>
          </table:table-cell>
          <table:table-cell office:value-type="string" table:style-name="ce1">
            <text:p>Kripto Koin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Türk Kripto Para Projesi BiLira, Piyasaya Sürülüyo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2020-could-be-the-year-of-staking-predicts-analyst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Could Be the Year of Staking, Predicts Analy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oinfinans.com/turk-lirasina-endeksli-stablecoin-icin-son-1-hafta/</text:p>
          </table:table-cell>
          <table:table-cell office:value-type="string" table:style-name="ce1">
            <text:p>Koin Finans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Türk Lirası’na Endeksli Stablecoin İçin Son 1 Hafta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tionalmagazine.ca/en-ca/articles/legal-market/legal-tech/2019/disruptive-technology</text:p>
          </table:table-cell>
          <table:table-cell office:value-type="string" table:style-name="ce1">
            <text:p>National Magazine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Disruptive technolog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beincrypto.com/2020-podria-ser-el-ano-de-staking-predice-un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ría ser el año de Staking, predice un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.br/2020-pode-ser-o-ano-do-staking-preve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e Ser o Ano do Staking, Prevê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bilira-nedir-nasil-calisir</text:p>
          </table:table-cell>
          <table:table-cell office:value-type="string" table:style-name="ce1">
            <text:p>Coin Turk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BiLira Nedir? Nasıl Çalışı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llaborative-software-wary-cloud/</text:p>
          </table:table-cell>
          <table:table-cell office:value-type="string" table:style-name="ce1">
            <text:p>Wired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You Can Have Collaborative Software That’s Wary of the Clo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venture-capitalists-have-invested-over-200m-in-stablecoins/</text:p>
          </table:table-cell>
          <table:table-cell office:value-type="string" table:style-name="ce1">
            <text:p>Bitcoin.com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Venture Capitalists Have Invested Over $200M in Stable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iye-bitcoin-ve-kripto-paralarin-benimsenmesiyle-ilgili-carpici-bir-ornek/</text:p>
          </table:table-cell>
          <table:table-cell office:value-type="string" table:style-name="ce1">
            <text:p>Kripto Koin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Türkiye: Bitcoin ve Kripto Paraların Benimsenmesiyle İlgili Çarpıcı Bir Örn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2%AF%E3%83%A9%E3%82%A6%E3%83%89%E3%82%92%E5%BF%83%E9%85%8D%E3%81%99%E3%82%8B%E5%85%B1%E5%90%8C%E3%82%BD%E3%83%95%E3%83%88%E3%82%A6%E3%82%A7%E3%82%A2%E3%82%92%E4%BD%BF%E7%94%A8%E3%81%A7%E3%81%8D/</text:p>
          </table:table-cell>
          <table:table-cell office:value-type="string" table:style-name="ce1">
            <text:p>Omochaya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クラウドを心配する共同ソフトウェアを使用できま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brace-for-the-digital-money-wars-11575694806</text:p>
          </table:table-cell>
          <table:table-cell office:value-type="string" table:style-name="ce1">
            <text:p>Wall Street Journal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race for the Digital-Money W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alliantnews.com/2019/12/06/bitcoin-may-not-be-the-future-but-the-technology-behind-it-might-well-be/</text:p>
          </table:table-cell>
          <table:table-cell office:value-type="string" table:style-name="ce1">
            <text:p>Valliant News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itcoin May Not Be the Future But the Technology Behind it Might Well B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849355358967.htm</text:p>
          </table:table-cell>
          <table:table-cell office:value-type="string" table:style-name="ce1">
            <text:p>Chain News</text:p>
          </table:table-cell>
          <table:table-cell office:value-type="date" office:date-value="2019-12-09T00:00:00" table:style-name="ce3">
            <text:p>12/09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.uk/news-releases/the-first-global-stabilised-digital-currency-controlled-by-its-holders-saga-sga-lists-on-global-cryptocurrency-exchange-liquid-808409807.html</text:p>
          </table:table-cell>
          <table:table-cell office:value-type="string" table:style-name="ce1">
            <text:p>Cision PR Newswire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e first global, stabilised, digital currency controlled by its holders, SAGA (SGA) lists on global cryptocurrency exchange Liqu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dd.com/3261980.html</text:p>
          </table:table-cell>
          <table:table-cell office:value-type="string" table:style-name="ce1">
            <text:p>Chain D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lira-sonunda-coiny/</text:p>
          </table:table-cell>
          <table:table-cell office:value-type="string" table:style-name="ce1">
            <text:p>Uzman Coin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Lira sonunda borsaya gir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ntgol.com/sulan/2019/1210/238929.html</text:p>
          </table:table-cell>
          <table:table-cell office:value-type="string" table:style-name="ce1">
            <text:p>cntgol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GBEECOIN是不是真的：一致协议发明者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lleged-bitcoin-scam-like-pyramid-scheme/</text:p>
          </table:table-cell>
          <table:table-cell office:value-type="string" table:style-name="ce1">
            <text:p>Wire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is Alleged Bitcoin Scam Looked a Lot Like a Pyramid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1%93%E3%81%AE%E3%83%93%E3%83%83%E3%83%88%E3%82%B3%E3%82%A4%E3%83%B3%E8%A9%90%E6%AC%BA%E3%81%AE%E7%96%91%E3%81%84%E3%81%AF%E3%80%81%E3%83%94%E3%83%A9%E3%83%9F%E3%83%83%E3%83%89%E6%96%B9%E5%BC%8F/</text:p>
          </table:table-cell>
          <table:table-cell office:value-type="string" table:style-name="ce1">
            <text:p>Omochaya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このビットコイン詐欺の疑いは、ピラミッド方式のように見えまし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bilira-yeni-borsada-listelendi-63424.html</text:p>
          </table:table-cell>
          <table:table-cell office:value-type="string" table:style-name="ce1">
            <text:p>Koin Bulten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Türk Lirası’na Endeksli Bilira Yeni Bir Borsada Listelen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news/83139-doj-arrests-four-men-involved-722-million-cryptocurrency.html</text:p>
          </table:table-cell>
          <table:table-cell office:value-type="string" table:style-name="ce1">
            <text:p>Techspot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DOJ arrests four men involved in a $722 million cryptocurrency 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move-over-libra-saga-launches-stablecoin/</text:p>
          </table:table-cell>
          <table:table-cell office:value-type="string" table:style-name="ce1">
            <text:p>Blockonom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Move Over Libra: Saga Launches Its SGA Basket-Pegged Stable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coinbase-oxt/</text:p>
          </table:table-cell>
          <table:table-cell office:value-type="string" table:style-name="ce1">
            <text:p>Uzman Coin</text:p>
          </table:table-cell>
          <table:table-cell office:value-type="date" office:date-value="2019-12-12T00:00:00" table:style-name="ce3">
            <text:p>12/12/19</text:p>
          </table:table-cell>
          <table:table-cell office:value-type="string" table:style-name="ce1">
            <text:p>Coinbase, 17 token arasından listeleyeceği ilk token’ı belirle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ex.hu/techtud/2019/12/16/bitcoin_piramisjatek_targyalas_atveres/</text:p>
          </table:table-cell>
          <table:table-cell office:value-type="string" table:style-name="ce1">
            <text:p>Index</text:p>
          </table:table-cell>
          <table:table-cell office:value-type="date" office:date-value="2019-12-16T00:00:00" table:style-name="ce3">
            <text:p>12/16/19</text:p>
          </table:table-cell>
          <table:table-cell office:value-type="string" table:style-name="ce1">
            <text:p>Idióták hátán épült fel a 722 millió dolláros bitcoinos piramisjáté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decentralized-technologies-solve-illiquidity-problem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2-17T00:00:00" table:style-name="ce3">
            <text:p>12/17/19</text:p>
          </table:table-cell>
          <table:table-cell office:value-type="string" table:style-name="ce1">
            <text:p>Decentralized technologies solve Illiquidity proble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limited-upside-potential</text:p>
          </table:table-cell>
          <table:table-cell office:value-type="string" table:style-name="ce1">
            <text:p>Brave New Coin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Tezos Price Analysis - Limited upside potenti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chain-insider.de/konsensus-engines-auf-dem-pruefstand-a-890248/</text:p>
          </table:table-cell>
          <table:table-cell office:value-type="string" table:style-name="ce1">
            <text:p>Blockchain Insider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Konsensus-Engines auf dem Prüfst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9/12/quadriga-gerald-cotten-death-cryptocurrency.html</text:p>
          </table:table-cell>
          <table:table-cell office:value-type="string" table:style-name="ce1">
            <text:p>Slate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How Weird Is It That a Company Lost Hundreds of Millions in Cryptocurrency Because Its CEO Di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orm.mg/article/2081272</text:p>
          </table:table-cell>
          <table:table-cell office:value-type="string" table:style-name="ce1">
            <text:p>Storm</text:p>
          </table:table-cell>
          <table:table-cell office:value-type="date" office:date-value="2019-12-19T00:00:00" table:style-name="ce3">
            <text:p>12/19/19</text:p>
          </table:table-cell>
          <table:table-cell office:value-type="string" table:style-name="ce1">
            <text:p>華爾街日報》人民幣和美元一旦數位化，世界將發生哪些變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mainnete-gececek-bu-projeleri-takip-ederek-paranz-katlayabilirsiniz-1925763</text:p>
          </table:table-cell>
          <table:table-cell office:value-type="string" table:style-name="ce1">
            <text:p>Investing.com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Mainnet’e Geçecek Bu Projeleri Takip Ederek Paranızı Katlayabilirsiniz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kolik.com/2020-mainnet-gececek-bu-altcoinleri-takip-ederek-paranizi-katlayabilirsiniz/</text:p>
          </table:table-cell>
          <table:table-cell office:value-type="string" table:style-name="ce1">
            <text:p>Coin Kolik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2020’de Mainnet’e Geçecek Bu Altcoin’leri Takip Ederek Paranızı Katlayabilirsin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segundo-casa-de-analise-de-dados-ha-total-correlacao-entre-bitcoin-e-o-tether/</text:p>
          </table:table-cell>
          <table:table-cell office:value-type="string" table:style-name="ce1">
            <text:p>Crypto Times</text:p>
          </table:table-cell>
          <table:table-cell office:value-type="date" office:date-value="2019-12-23T00:00:00" table:style-name="ce3">
            <text:p>12/23/19</text:p>
          </table:table-cell>
          <table:table-cell office:value-type="string" table:style-name="ce1">
            <text:p>Segundo casa de análise de dados, há total correlação entre Bitcoin e o Tet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turkiyenin-lk-stabil-coini-bilira-bilira-nedir-1926161</text:p>
          </table:table-cell>
          <table:table-cell office:value-type="string" table:style-name="ce1">
            <text:p>Investing.com</text:p>
          </table:table-cell>
          <table:table-cell office:value-type="date" office:date-value="2019-12-24T00:00:00" table:style-name="ce3">
            <text:p>12/24/19</text:p>
          </table:table-cell>
          <table:table-cell office:value-type="string" table:style-name="ce1">
            <text:p>Türkiye’nin İlk Stabil Coin’i BiLira! BiLira Nedi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ustinoconnell/2020/12/31/2010s-in-bitcoin-the-year-2018/#6133db096a3d</text:p>
          </table:table-cell>
          <table:table-cell office:value-type="string" table:style-name="ce1">
            <text:p>Forbes</text:p>
          </table:table-cell>
          <table:table-cell office:value-type="date" office:date-value="2019-12-31T00:00:00" table:style-name="ce3">
            <text:p>12/31/19</text:p>
          </table:table-cell>
          <table:table-cell office:value-type="string" table:style-name="ce1">
            <text:p>2010s In Bitcoin: The Year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hiwal.tv/avalanche-the-consensus-family-who-wants-to-snowball/</text:p>
          </table:table-cell>
          <table:table-cell office:value-type="string" table:style-name="ce1">
            <text:p>Sahiwal TV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: The Consensus Household Who Desires To Snowb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avalanche-famille-consensus-boule-neige/</text:p>
          </table:table-cell>
          <table:table-cell office:value-type="string" table:style-name="ce1">
            <text:p>Journal Du Coi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 : la famille de consensus qui veut faire boule de nei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el-ceo-de-shapeshift-habla-con-nick-szabo/</text:p>
          </table:table-cell>
          <table:table-cell office:value-type="string" table:style-name="ce1">
            <text:p>Cripto Pasio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El CEO de ShapeShift habla con Nick Szab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min-gun-sirer-ava-2020/</text:p>
          </table:table-cell>
          <table:table-cell office:value-type="string" table:style-name="ce1">
            <text:p>Uzman Coin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Emin Gün Sirer: Blockchain’in nelere kadir olduğunu bu sene göreceğ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logical.com/ripple-cto-im-the-anti-satoshi/</text:p>
          </table:table-cell>
          <table:table-cell office:value-type="string" table:style-name="ce1">
            <text:p>News Logical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Ripple CTO: “I’m the Anti-Satoshi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www.iha.com.tr/haber-prof-dr-emin-gun-sirer-blockchain-konusunda-baska-ulkelerin-yapamadigini-yapmamiz-mumkun-821317/</text:p>
          </table:table-cell>
          <table:table-cell office:value-type="string" table:style-name="ce1">
            <text:p>IHA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yeniakit.com.tr/haber/prof-dr-emin-gun-sirer-blockchain-konusunda-baska-ulkelerin-yapamadigini-yapmamiz-mumkun-996632.html</text:p>
          </table:table-cell>
          <table:table-cell office:value-type="string" table:style-name="ce1">
            <text:p>Akit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ajans.com/emin-gun-sirer-ve-dr-bora-erdamardan-carpici-bitcoin-blockchain-ve-ava-aciklamasi/</text:p>
          </table:table-cell>
          <table:table-cell office:value-type="string" table:style-name="ce1">
            <text:p>Coin Ajans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Emin Gün Sirer ve Dr. Bora Erdamar’dan Çarpıcı Bitcoin, Blockchain ve AVA Açıklama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eys-university-center-to-develop-blockchain-projects-on-cornell-profs-ava-platform</text:p>
          </table:table-cell>
          <table:table-cell office:value-type="string" table:style-name="ce1">
            <text:p>Coin Telegraph</text:p>
          </table:table-cell>
          <table:table-cell office:value-type="date" office:date-value="2020-01-08T00:00:00" table:style-name="ce3">
            <text:p>01/08/20</text:p>
          </table:table-cell>
          <table:table-cell office:value-type="string" table:style-name="ce1">
            <text:p>Turkey's University Center to Develop Blockchain Projects on Cornell Prof’s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20/01/blockchain-ava-labs-partnership</text:p>
          </table:table-cell>
          <table:table-cell office:value-type="string" table:style-name="ce1">
            <text:p>Crypto Daily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Blockchain-Based Projects Being Made With BlockchainIST Center &amp; Ava Labs Part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amster.org/%D1%83%D0%BD%D0%B8%D0%B2%D0%B5%D1%80%D1%81%D0%B8%D1%82%D0%B5%D1%82%D1%81%D0%BA%D0%B8%D0%B9-%D1%86%D0%B5%D0%BD%D1%82%D1%80-%D1%82%D1%83%D1%80%D1%86%D0%B8%D0%B8-%D0%BF%D0%BE-%D1%80%D0%B0%D0%B7%D1%80/</text:p>
          </table:table-cell>
          <table:table-cell office:value-type="string" table:style-name="ce1">
            <text:p>Crypto Hamster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Университетский центр Турции по разработке блокчейн-проектов на платформе Ava Cornell Pro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media.co.kr/archives/123649</text:p>
          </table:table-cell>
          <table:table-cell office:value-type="string" table:style-name="ce1">
            <text:p>Block Media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아바랩스, 터키 대학 블록체인센터와 파트너십 체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the-cryptocurrency-community-of-all-mena-and-eurasia-region-are-gathering-in-blockchain-economy2020-in-istanbul/</text:p>
          </table:table-cell>
          <table:table-cell office:value-type="string" table:style-name="ce1">
            <text:p>Coin Speaker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The Cryptocurrency Community of All MENA and Eurasia Region are Gathering in Blockchain Economy2020 in Istan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la-comunidad-de-criptomonedas-de-toda-la-region-mena-y-eurasia-se-esta-reuniendo-en-blockchain-economy2020-en-estambul/</text:p>
          </table:table-cell>
          <table:table-cell office:value-type="string" table:style-name="ce1">
            <text:p>Cripto Pasion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¡La comunidad de criptomonedas de toda la región MENA y Eurasia se está reuniendo en Blockchain Economy2020 en Estam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dcon-to-start-2020-by-promoting-ethereum-ecosystems-health-and-development/</text:p>
          </table:table-cell>
          <table:table-cell office:value-type="string" table:style-name="ce1">
            <text:p>AMB Crypto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EDCON to start 2020 by promoting Ethereum ecosystem’s health and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blockchain-de-tous-les-jours-defi-dapps-le-dynamisme-du-milieu-universitaire-turc/</text:p>
          </table:table-cell>
          <table:table-cell office:value-type="string" table:style-name="ce1">
            <text:p>Coin Tribune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“Blockchain de tous les jours”, DeFi, Dapps… le dynamisme du milieu universitaire Tur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la-tokenizacion-de-activos-proporciona-garantia-y-auditabilidad-ava-labs-039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La tokenización de activos proporciona garantía y auditabilidad: AVA Labs &amp; # 039;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okenization-of-assets-provides-assurance-auditability-ava-labs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Tokenization of assets provides assurance, auditability: AVA Labs’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ish-city-developing-crypto-and-blockchain-solutions-for-public-services</text:p>
          </table:table-cell>
          <table:table-cell office:value-type="string" table:style-name="ce1">
            <text:p>Coin Telegraph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Turkish City Developing Crypto and Blockchain Solutions for Public Serv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eng.ambcrypto.com/bitcoin-svs-chain-records-non-consensus-chain-split/</text:p>
          </table:table-cell>
          <table:table-cell office:value-type="string" table:style-name="ce1">
            <text:p>AMB Crypto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Bitcoin SV’s chain records non-consensus chain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press-releases/blockchain-economy-conference-is-about-to-begin-30-days-left/</text:p>
          </table:table-cell>
          <table:table-cell office:value-type="string" table:style-name="ce1">
            <text:p>News BTC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Blockchain Economy Conference Is About to Begin- 30 Days Lef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orodfinansov.ru/odin-majner-kontroliruet-93-seti-ethereum-classic-prisutstvuet-risk-ataki-51.html</text:p>
          </table:table-cell>
          <table:table-cell office:value-type="string" table:style-name="ce1">
            <text:p>City of Finance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ОДИН МАЙНЕР КОНТРОЛИРУЕТ 93% СЕТИ ETHEREUM CLASSIC. ПРИСУТСТВУЕТ РИСК АТАКИ 51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enisafak.com/gundem/10-yil-icerisinde-tum-paralar-dijital-olacak-3522818</text:p>
          </table:table-cell>
          <table:table-cell office:value-type="string" table:style-name="ce1">
            <text:p>Yenisafak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10 yıl içerisinde tüm paralar dijital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thenextweb.com/hardfork/2020/01/23/cardano-q4-2019-all-dead-cat-and-no-bounce/</text:p>
          </table:table-cell>
          <table:table-cell office:value-type="string" table:style-name="ce1">
            <text:p>The Next Web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Cardano’s Q4 price performance leaves a lot to be desired, 2020 must be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miners-propose-controversial-123024334.html</text:p>
          </table:table-cell>
          <table:table-cell office:value-type="string" table:style-name="ce1">
            <text:p>Yahoo Finance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Bitcoin Cash Miners Propose Controversial Soft Fork for Zcash-Style Development Fu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20/01/27/crypto-needs-to-grow-up-or-mass-adoption-impossible-says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20-01-27T00:00:00" table:style-name="ce3">
            <text:p>01/27/20</text:p>
          </table:table-cell>
          <table:table-cell office:value-type="string" table:style-name="ce1">
            <text:p>Crypto Needs to Grow Up or Mass Adoption Impossible,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uobi-will-help-coronavirus-victims-binance-did/</text:p>
          </table:table-cell>
          <table:table-cell office:value-type="string" table:style-name="ce1">
            <text:p>Be In Crypto</text:p>
          </table:table-cell>
          <table:table-cell office:value-type="date" office:date-value="2020-01-29T00:00:00" table:style-name="ce3">
            <text:p>01/29/20</text:p>
          </table:table-cell>
          <table:table-cell office:value-type="string" table:style-name="ce1">
            <text:p>Huobi Will Help Coronavirus Victims as Binance D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money.com/blockchain-economy-conference-is-about-to-begin/</text:p>
          </table:table-cell>
          <table:table-cell office:value-type="string" table:style-name="ce1">
            <text:p>Krypto Money</text:p>
          </table:table-cell>
          <table:table-cell office:value-type="date" office:date-value="2020-02-01T00:00:00" table:style-name="ce3">
            <text:p>02/01/20</text:p>
          </table:table-cell>
          <table:table-cell office:value-type="string" table:style-name="ce1">
            <text:p>Blockchain Economy Conference Is About to Begin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huobi-jumps-in-to-help-coronavirus-victims-after-binance/</text:p>
          </table:table-cell>
          <table:table-cell office:value-type="string" table:style-name="ce1">
            <text:p>BTC Wires</text:p>
          </table:table-cell>
          <table:table-cell office:value-type="date" office:date-value="2020-02-03T00:00:00" table:style-name="ce3">
            <text:p>02/03/20</text:p>
          </table:table-cell>
          <table:table-cell office:value-type="string" table:style-name="ce1">
            <text:p>Huobi Jumps In To Help Coronavirus Victims After B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blockchain-economy-conference-is-about-to-begin</text:p>
          </table:table-cell>
          <table:table-cell office:value-type="string" table:style-name="ce1">
            <text:p>Coin Telegraph</text:p>
          </table:table-cell>
          <table:table-cell office:value-type="date" office:date-value="2020-02-10T00:00:00" table:style-name="ce3">
            <text:p>02/10/20</text:p>
          </table:table-cell>
          <table:table-cell office:value-type="string" table:style-name="ce1">
            <text:p>Blockchain Economy Conference Is About to Beg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price-discovery-following-consistent-gains</text:p>
          </table:table-cell>
          <table:table-cell office:value-type="string" table:style-name="ce1">
            <text:p>Brave New Coin</text:p>
          </table:table-cell>
          <table:table-cell office:value-type="date" office:date-value="2020-02-12T00:00:00" table:style-name="ce3">
            <text:p>02/12/20</text:p>
          </table:table-cell>
          <table:table-cell office:value-type="string" table:style-name="ce1">
            <text:p>Tezos Price Analysis - Price discovery following consistent g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defis-flash-loans-from-overtaking-wall-st-to-assassination-markets/</text:p>
          </table:table-cell>
          <table:table-cell office:value-type="string" table:style-name="ce1">
            <text:p>AMB Crypto</text:p>
          </table:table-cell>
          <table:table-cell office:value-type="date" office:date-value="2020-02-16T00:00:00" table:style-name="ce3">
            <text:p>02/16/20</text:p>
          </table:table-cell>
          <table:table-cell office:value-type="string" table:style-name="ce1">
            <text:p>DeFi’s Flash Loans: From overtaking Wall St. to assassination market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reporter.com/press-releases/changpeng-zhao-binance-paris-blockchain-week-11697/</text:p>
          </table:table-cell>
          <table:table-cell office:value-type="string" table:style-name="ce1">
            <text:p>Crypto Reporter</text:p>
          </table:table-cell>
          <table:table-cell office:value-type="date" office:date-value="2020-02-18T00:00:00" table:style-name="ce3">
            <text:p>02/18/20</text:p>
          </table:table-cell>
          <table:table-cell office:value-type="string" table:style-name="ce1">
            <text:p>Changpeng Zhao (CZ), Founder and CEO of Binance, announced as headline speaker for Paris Blockchain Week Summit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ethereum-conference-canceled-as-coronavirus-fears-mount</text:p>
          </table:table-cell>
          <table:table-cell office:value-type="string" table:style-name="ce1">
            <text:p>Brave New Coin</text:p>
          </table:table-cell>
          <table:table-cell office:value-type="date" office:date-value="2020-02-25T00:00:00" table:style-name="ce3">
            <text:p>02/25/20</text:p>
          </table:table-cell>
          <table:table-cell office:value-type="string" table:style-name="ce1">
            <text:p>Ethereum Conference canceled as Coronavirus fears mou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aris-blockchain-week-summit-reveals-2020-agenda-and-headlin-5889.htm</text:p>
          </table:table-cell>
          <table:table-cell office:value-type="string" table:style-name="ce1">
            <text:p>Crypto News</text:p>
          </table:table-cell>
          <table:table-cell office:value-type="date" office:date-value="2020-02-26T00:00:00" table:style-name="ce3">
            <text:p>02/26/20</text:p>
          </table:table-cell>
          <table:table-cell office:value-type="string" table:style-name="ce1">
            <text:p>Paris Blockchain Week Summit Reveals 2020 Agenda and Headline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1635/ava-buys-capital-markets-platform-investery</text:p>
          </table:table-cell>
          <table:table-cell office:value-type="string" table:style-name="ce1">
            <text:p>Finextra</text:p>
          </table:table-cell>
          <table:table-cell office:value-type="date" office:date-value="2020-02-27T00:00:00" table:style-name="ce3">
            <text:p>02/27/20</text:p>
          </table:table-cell>
          <table:table-cell office:value-type="string" table:style-name="ce1">
            <text:p>AVA buys capital marke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ava-labs-acquires-investry/</text:p>
          </table:table-cell>
          <table:table-cell office:value-type="string" table:style-name="ce1">
            <text:p>Cryptopolitian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AVA Labs acquires Investry to expand FinTec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an-bitcoin-be-seized-as-self</text:p>
          </table:table-cell>
          <table:table-cell office:value-type="string" table:style-name="ce1">
            <text:p>Coin Telegraph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fcoin-clients-not-happy-with-a-restart-plan-5903.htm</text:p>
          </table:table-cell>
          <table:table-cell office:value-type="string" table:style-name="ce1">
            <text:p>Cryptonews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FCoin Clients Not Happy With a "Restart" Pl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lockchain-firm-ava-labs-acquires-private-investments-platform-investery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Blockchain Firm AVA Labs Acquires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looking-beyond-ethereum-crypto-interoperability-is-key/</text:p>
          </table:table-cell>
          <table:table-cell office:value-type="string" table:style-name="ce1">
            <text:p>Crypto Briefing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Looking Beyond Ethereum, Crypto Interoperability Is 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can-bitcoin-be-seized-as-self-proclaimed-btc-creator-craig-wright-claims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blockchain-startup-ava-labs-takes-over-private-investments-platform-investery</text:p>
          </table:table-cell>
          <table:table-cell office:value-type="string" table:style-name="ce1">
            <text:p>Coin Trust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Blockchain Startup AVA Labs Takes Over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083-cornell-computer-science-professor-dr-emin-gun-sirers-ava-labs-acquires-fintech-investery-inc/</text:p>
          </table:table-cell>
          <table:table-cell office:value-type="string" table:style-name="ce1">
            <text:p>Crowdfund Insider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Cornell Computer Science Professor Dr. Emin Gün Sirer’s AVA Labs Acquires Fintech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blockchain-startup-ava-labs-announces-acquisition-of-investery-inc/</text:p>
          </table:table-cell>
          <table:table-cell office:value-type="string" table:style-name="ce1">
            <text:p>Block Tribune</text:p>
          </table:table-cell>
          <table:table-cell office:value-type="date" office:date-value="2020-03-02T00:00:00" table:style-name="ce3">
            <text:p>03/02/20</text:p>
          </table:table-cell>
          <table:table-cell office:value-type="string" table:style-name="ce1">
            <text:p>Blockchain Startup AVA Labs Announces Acquisition Of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liconangle.com/2020/03/11/ava-labs-open-sources-codebase-decentralized-finance-blockchain-platform/</text:p>
          </table:table-cell>
          <table:table-cell office:value-type="string" table:style-name="ce1">
            <text:p>Silicon Angle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Labs open-sources codebase for decentralized finance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steemit-takes-control-as-exchanges-reject-a-hostile-takeover</text:p>
          </table:table-cell>
          <table:table-cell office:value-type="string" table:style-name="ce1">
            <text:p>Brave New Coin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Steemit takes control as exchanges reject a hostile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ithority.com/technology/blockchain/ava-releases-codebase-for-its-next-gen-blockchain-platform/</text:p>
          </table:table-cell>
          <table:table-cell office:value-type="string" table:style-name="ce1">
            <text:p>AI Thority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Releases Codebase for Its Next-Gen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th-price-dai-collateral-loans-makerdao/</text:p>
          </table:table-cell>
          <table:table-cell office:value-type="string" table:style-name="ce1">
            <text:p>News Bitcoin</text:p>
          </table:table-cell>
          <table:table-cell office:value-type="date" office:date-value="2020-03-13T00:00:00" table:style-name="ce3">
            <text:p>03/13/20</text:p>
          </table:table-cell>
          <table:table-cell office:value-type="string" table:style-name="ce1">
            <text:p>ETH Price Strains Defi Collateral Loans as 'Black Swan' Event Strikes Maker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ttempts-to-increase-bitcoin-s-supply-would-end-up-with-anot-6030.htm</text:p>
          </table:table-cell>
          <table:table-cell office:value-type="string" table:style-name="ce1">
            <text:p>Crypto New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Attempts to Increase Bitcoin's Supply Would End Up With Another "Bitcoin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772-cornell-professor-emin-gun-sirers-ava-network-developers-release-code-for-blockchain-platform/</text:p>
          </table:table-cell>
          <table:table-cell office:value-type="string" table:style-name="ce1">
            <text:p>Crowdfund Insider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omics.news/cornell-professor-emin-gun-sirers-ava-network-developers-release-code-for-blockchain-platform/</text:p>
          </table:table-cell>
          <table:table-cell office:value-type="string" table:style-name="ce1">
            <text:p>Cryptonomic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how-will-bitcoin-halving-affect-its-security-6031.htm</text:p>
          </table:table-cell>
          <table:table-cell office:value-type="string" table:style-name="ce1">
            <text:p>Crypto News</text:p>
          </table:table-cell>
          <table:table-cell office:value-type="date" office:date-value="2020-03-15T00:00:00" table:style-name="ce3">
            <text:p>03/15/20</text:p>
          </table:table-cell>
          <table:table-cell office:value-type="string" table:style-name="ce1">
            <text:p>How Will Bitcoin Halving Affect Its Secur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carthage-amendment-brings-a-fleeting-price-high</text:p>
          </table:table-cell>
          <table:table-cell office:value-type="string" table:style-name="ce1">
            <text:p>Brave New Coin</text:p>
          </table:table-cell>
          <table:table-cell office:value-type="date" office:date-value="2020-03-16T00:00:00" table:style-name="ce3">
            <text:p>03/16/20</text:p>
          </table:table-cell>
          <table:table-cell office:value-type="string" table:style-name="ce1">
            <text:p>Tezos Price Analysis - Carthage Amendment brings a fleeting price hig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curityboulevard.com/2020/03/financial-cryptography-2020-recap/</text:p>
          </table:table-cell>
          <table:table-cell office:value-type="string" table:style-name="ce1">
            <text:p>Security Boulevard</text:p>
          </table:table-cell>
          <table:table-cell office:value-type="date" office:date-value="2020-03-18T00:00:00" table:style-name="ce3">
            <text:p>03/18/20</text:p>
          </table:table-cell>
          <table:table-cell office:value-type="string" table:style-name="ce1">
            <text:p>Financial Cryptography 2020 Recap</text:p>
          </table:table-cell>
          <table:table-cell office:value-type="string" table:style-name="ce1">
            <text:p>negy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fundamentals-remain-extremely-bullish</text:p>
          </table:table-cell>
          <table:table-cell office:value-type="string" table:style-name="ce1">
            <text:p>Brave New Coin</text:p>
          </table:table-cell>
          <table:table-cell office:value-type="date" office:date-value="2020-03-20T00:00:00" table:style-name="ce3">
            <text:p>03/20/20</text:p>
          </table:table-cell>
          <table:table-cell office:value-type="string" table:style-name="ce1">
            <text:p>ChainLink Price Analysis - Fundamentals remain extremely bullis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ewsx.in/attempts-to-increase-bitcoins-offer-would-lead-to-another-bitcoin/</text:p>
          </table:table-cell>
          <table:table-cell office:value-type="string" table:style-name="ce1">
            <text:p>Daily Newsx</text:p>
          </table:table-cell>
          <table:table-cell office:value-type="date" office:date-value="2020-03-23T00:00:00" table:style-name="ce3">
            <text:p>03/23/20</text:p>
          </table:table-cell>
          <table:table-cell office:value-type="string" table:style-name="ce1">
            <text:p>Attempts to increase Bitcoin's offer would lead to another "Bitcoin"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s-ava-labs-seeks-wall-street-business-after-open-sourcing-avalanche-protocol</text:p>
          </table:table-cell>
          <table:table-cell office:value-type="string" table:style-name="ce1">
            <text:p>Coin Desk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Emin Gün Sirer’s AVA Labs Seeks Wall Street Business After Open Sourcing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itcoin-halving-50-days-global-economy-shudders/</text:p>
          </table:table-cell>
          <table:table-cell office:value-type="string" table:style-name="ce1">
            <text:p>News Bitcoin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Crypto Mining Crunch Time - Bitcoin Halving Less Than 50 Days Away While Global Economy Shud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ava-labs-wants-be-ethereum-2-tesnet/</text:p>
          </table:table-cell>
          <table:table-cell office:value-type="string" table:style-name="ce1">
            <text:p>Crypto Briefing</text:p>
          </table:table-cell>
          <table:table-cell office:value-type="date" office:date-value="2020-03-25T00:00:00" table:style-name="ce3">
            <text:p>03/25/20</text:p>
          </table:table-cell>
          <table:table-cell office:value-type="string" table:style-name="ce1">
            <text:p>AVA Labs Wants to Be Ethereum 2.0’s Testnet, and Then So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expert-insights-revolut-launches-cryptocurrency-payments/</text:p>
          </table:table-cell>
          <table:table-cell office:value-type="string" table:style-name="ce1">
            <text:p>Block Tribune</text:p>
          </table:table-cell>
          <table:table-cell office:value-type="date" office:date-value="2020-04-03T00:00:00" table:style-name="ce3">
            <text:p>04/03/20</text:p>
          </table:table-cell>
          <table:table-cell office:value-type="string" table:style-name="ce1">
            <text:p>Expert Insights: Revolut Launches Cryptocurrency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vaults-developer-bryan-bishop-161552376.html</text:p>
          </table:table-cell>
          <table:table-cell office:value-type="string" table:style-name="ce1">
            <text:p>Yahoo Finance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Bitcoin Vaults: Developer Bryan Bishop Releases Prototype for Secure On-Chain Storage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op-6-virtual-crypto-conferences-while-quarantine/</text:p>
          </table:table-cell>
          <table:table-cell office:value-type="string" table:style-name="ce1">
            <text:p>Crypto Briefing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Top 6 Virtual Crypto Conferences to See While in Quarantin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unriseread.com/bitcoin-core-developer-introduces-prototype-secure-intranet-bitcoin-storage/86825/</text:p>
          </table:table-cell>
          <table:table-cell office:value-type="string" table:style-name="ce1">
            <text:p>Sunriseread</text:p>
          </table:table-cell>
          <table:table-cell office:value-type="date" office:date-value="2020-04-14T00:00:00" table:style-name="ce3">
            <text:p>04/14/20</text:p>
          </table:table-cell>
          <table:table-cell office:value-type="string" table:style-name="ce1">
            <text:p>Bitcoin Core Developer Introduces Prototype Secure Intranet Bitcoin Stor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erkle.com/canada-becomes-leading-blockchain-country-in-2020/</text:p>
          </table:table-cell>
          <table:table-cell office:value-type="string" table:style-name="ce1">
            <text:p>The Merkle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anada becomes leading blockchain country in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harles-hoskison-reveals-his-9-favorite-crypto-projects</text:p>
          </table:table-cell>
          <table:table-cell office:value-type="string" table:style-name="ce1">
            <text:p>Coin Telegraph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harles Hoskinson Reveals His 9 Favorite Crypto Proj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4-17/new-startup-aims-to-prove-blockchain-is-fast-enough-for-finance</text:p>
          </table:table-cell>
          <table:table-cell office:value-type="string" table:style-name="ce1">
            <text:p>Bloomberg</text:p>
          </table:table-cell>
          <table:table-cell office:value-type="date" office:date-value="2020-04-17T00:00:00" table:style-name="ce3">
            <text:p>04/17/20</text:p>
          </table:table-cell>
          <table:table-cell office:value-type="string" table:style-name="ce1">
            <text:p>New Startup Aims to Prove Blockchain Is Fast Enough for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asonbrett/2020/04/18/emin-gn-sirer-as-digital-financier--united-kingdoms-open-central-bank-digital-currency-project/#38e1df517074</text:p>
          </table:table-cell>
          <table:table-cell office:value-type="string" table:style-name="ce1">
            <text:p>Forbes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Emin Gün Sirer As Digital Financier? United Kingdom’s Open Central Bank Digital Currency Proje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4/18/cornell-professor-and-best-selling-author-champion-bitcoin-and-crypto-for-money-transfers-in-lebanon/</text:p>
          </table:table-cell>
          <table:table-cell office:value-type="string" table:style-name="ce1">
            <text:p>Daily Hodl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Cornell Professor and Best-Selling Author Champion Bitcoin and Crypto for Money Transfers in Leban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emin-gun-sirers-ava-releases-two-blockchain-testnets/</text:p>
          </table:table-cell>
          <table:table-cell office:value-type="string" table:style-name="ce1">
            <text:p>Finanace Magnates</text:p>
          </table:table-cell>
          <table:table-cell office:value-type="date" office:date-value="2020-04-20T00:00:00" table:style-name="ce3">
            <text:p>04/20/20</text:p>
          </table:table-cell>
          <table:table-cell office:value-type="string" table:style-name="ce1">
            <text:p>Emin Gün Sirer’s AVA Releases Two Blockchain Testn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pot-prices-and-on-chain-metrics-return-to-highs</text:p>
          </table:table-cell>
          <table:table-cell office:value-type="string" table:style-name="ce1">
            <text:p>Brave New Coin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Tezos Price Analysis - Spot prices and on-chain metrics return to hi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20/04/22/ava-initiates-university-blockchain-hackathon-with-50k-in-prizes/</text:p>
          </table:table-cell>
          <table:table-cell office:value-type="string" table:style-name="ce1">
            <text:p>Crypto Ninjas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AVA initiates university blockchain hackathon with $50K in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ava-launches-first-university-worth-50k/</text:p>
          </table:table-cell>
          <table:table-cell office:value-type="string" table:style-name="ce1">
            <text:p>BTC Wires</text:p>
          </table:table-cell>
          <table:table-cell office:value-type="date" office:date-value="2020-04-23T00:00:00" table:style-name="ce3">
            <text:p>04/23/20</text:p>
          </table:table-cell>
          <table:table-cell office:value-type="string" table:style-name="ce1">
            <text:p>AVA Launches First University worth $5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lockchain-bites-coinbase-oracle-gun-165702800.html</text:p>
          </table:table-cell>
          <table:table-cell office:value-type="string" table:style-name="ce1">
            <text:p>Yahoo Finance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Blockchain Bites: Coinbase Oracle, Gun Sirer’s Grants and Lightning-Powered Private Messa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va-labs-will-splash-millions-to-brain-merge-defi-and-traditional-finance</text:p>
          </table:table-cell>
          <table:table-cell office:value-type="string" table:style-name="ce1">
            <text:p>Coin Desk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AVA Labs Will Splash Millions to ‘Brain Merge’ DeFi and Traditional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substack.com/p/blockchains-are-an-extinction-level</text:p>
          </table:table-cell>
          <table:table-cell office:value-type="string" table:style-name="ce1">
            <text:p>The Defiant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"Blockchains are an Extinction-Level Event; They're Like an Asteroid in the Sky:"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sh0x.com/equilibrium-eosdt/here-s-what-you-missed-at-the-emin-gun-sirer-ama-xoxnye</text:p>
          </table:table-cell>
          <table:table-cell office:value-type="string" table:style-name="ce1">
            <text:p>Publish0x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Here’s What You Missed At The Emin Gun Sirer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tc-maximalists-are-right-that-95-of-crypto-is-a-scam-says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tc-maximalists-are-right-that-95-of-crypto-is-a-scam-says-emin-gun-sirer/</text:p>
          </table:table-cell>
          <table:table-cell office:value-type="string" table:style-name="ce1">
            <text:p>The Bulletin Time</text:p>
          </table:table-cell>
          <table:table-cell office:value-type="date" office:date-value="2020-05-02T00:00:00" table:style-name="ce3">
            <text:p>05/02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hodlers-digest-april-27-may-3/</text:p>
          </table:table-cell>
          <table:table-cell office:value-type="string" table:style-name="ce1">
            <text:p>The Bulletin Time</text:p>
          </table:table-cell>
          <table:table-cell office:value-type="date" office:date-value="2020-05-03T00:00:00" table:style-name="ce3">
            <text:p>05/03/20</text:p>
          </table:table-cell>
          <table:table-cell office:value-type="string" table:style-name="ce1">
            <text:p>Hodler’s Digest, April 27–May 3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1155/k-12-education-cornell-tech-donald-greenberg-anmol-kabra-emin-gun</text:p>
          </table:table-cell>
          <table:table-cell office:value-type="string" table:style-name="ce1">
            <text:p>Cornell Chronicle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K-12 Education from Cornell Tech; Donald Greenberg; Anmol Kabra;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satoshi-s-identity-in-the-bitcoin-code-ava-labs-emin-gun-sirer-on-bugs-forks-and-dapps</text:p>
          </table:table-cell>
          <table:table-cell office:value-type="string" table:style-name="ce1">
            <text:p>Token Daily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7700/craig-wright-allegedly-plagiarized-his-phd-thesis</text:p>
          </table:table-cell>
          <table:table-cell office:value-type="string" table:style-name="ce1">
            <text:p>Decrypt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Craig Wright allegedly plagiarized his PhD the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group.io/untold-stories-podcast/emin-gun-sirer</text:p>
          </table:table-cell>
          <table:table-cell office:value-type="string" table:style-name="ce1">
            <text:p>Blockworks group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pglobal.com/marketintelligence/en/news-insights/latest-news-headlines/from-hygiene-to-aid-covid-19-strengthens-case-for-central-bank-digital-money-58321056</text:p>
          </table:table-cell>
          <table:table-cell office:value-type="string" table:style-name="ce1">
            <text:p>S&amp;P Global</text:p>
          </table:table-cell>
          <table:table-cell office:value-type="date" office:date-value="2020-05-06T00:00:00" table:style-name="ce3">
            <text:p>05/06/20</text:p>
          </table:table-cell>
          <table:table-cell office:value-type="string" table:style-name="ce1">
            <text:p>From hygiene to aid, COVID-19 strengthens case for central bank digital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join-cointelegraphs-bitcoin-halving-party-less-than-3-hours-to-go</text:p>
          </table:table-cell>
          <table:table-cell office:value-type="string" table:style-name="ce1">
            <text:p>Cointelegraph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Join Cointelegraph’s Bitcoin Halving Party, Less Than 3 Hours to G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8490/the-bitcoin-halving-2020-just-happened-heres-what-you-missed</text:p>
          </table:table-cell>
          <table:table-cell office:value-type="string" table:style-name="ce1">
            <text:p>Decrypt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The Bitcoin halving 2020 just happened: Here’s what you miss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blokt.com/guides/chainlink</text:p>
          </table:table-cell>
          <table:table-cell office:value-type="string" table:style-name="ce1">
            <text:p>Blokt</text:p>
          </table:table-cell>
          <table:table-cell office:value-type="date" office:date-value="2020-05-16T00:00:00" table:style-name="ce3">
            <text:p>05/16/20</text:p>
          </table:table-cell>
          <table:table-cell office:value-type="string" table:style-name="ce1">
            <text:p>What is Chainlink? – The ULTIMATE Beginner’s Guid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fundamentals-lean-strongly-bullish-as-technicals-cool</text:p>
          </table:table-cell>
          <table:table-cell office:value-type="string" table:style-name="ce1">
            <text:p>Brave New Coin</text:p>
          </table:table-cell>
          <table:table-cell office:value-type="date" office:date-value="2020-05-22T00:00:00" table:style-name="ce3">
            <text:p>05/22/20</text:p>
          </table:table-cell>
          <table:table-cell office:value-type="string" table:style-name="ce1">
            <text:p>Tezos Price Analysis - Fundamentals lean strongly bullish as technicals co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integrates-chainlinks-decentralized-oracles-to-improve-defi-dapps-developmen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6-02T00:00:00" table:style-name="ce3">
            <text:p>06/02/20</text:p>
          </table:table-cell>
          <table:table-cell office:value-type="string" table:style-name="ce1">
            <text:p>AVA Labs Integrates Chainlink’s Decentralized Oracles to Improve DeFi Dapps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20/06/crypto-market-update-for-4-june-2020-bitcoin-ethereum-cardano-chainlink/</text:p>
          </table:table-cell>
          <table:table-cell office:value-type="string" table:style-name="ce1">
            <text:p>Crypto Globe</text:p>
          </table:table-cell>
          <table:table-cell office:value-type="date" office:date-value="2020-06-04T00:00:00" table:style-name="ce3">
            <text:p>06/04/20</text:p>
          </table:table-cell>
          <table:table-cell office:value-type="string" table:style-name="ce1">
            <text:p>Crypto Market Update for 4 June 2020: Bitcoin, Ethereum, Cardano, Chainl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31476/emin-gun-sirer-blockchain-wont-fix-this</text:p>
          </table:table-cell>
          <table:table-cell office:value-type="string" table:style-name="ce1">
            <text:p>Decrypt</text:p>
          </table:table-cell>
          <table:table-cell office:value-type="date" office:date-value="2020-06-06T00:00:00" table:style-name="ce3">
            <text:p>06/06/20</text:p>
          </table:table-cell>
          <table:table-cell office:value-type="string" table:style-name="ce1">
            <text:p>Emin Gün Sirer: Blockchain won’t fix th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s/fragile-markets-liquidity-shocks-ring-alarm-bells-for-structural-change-2020-06-08</text:p>
          </table:table-cell>
          <table:table-cell office:value-type="string" table:style-name="ce1">
            <text:p>Nasdaq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Fragile Markets, Liquidity Shocks Ring Alarm Bells for Structural 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a-new-link-usd-record-high-nears</text:p>
          </table:table-cell>
          <table:table-cell office:value-type="string" table:style-name="ce1">
            <text:p>Brave New Coin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ChainLink Price Analysis - A new LINK/USD record high nea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mecoinnews.com/turkish-lira-backed-stablecoin-bilira-is-now-integrated-into-ava-labs/</text:p>
          </table:table-cell>
          <table:table-cell office:value-type="string" table:style-name="ce1">
            <text:p>Name Coin News</text:p>
          </table:table-cell>
          <table:table-cell office:value-type="date" office:date-value="2020-06-09T00:00:00" table:style-name="ce3">
            <text:p>06/09/20</text:p>
          </table:table-cell>
          <table:table-cell office:value-type="string" table:style-name="ce1">
            <text:p>Turkish Lira Backed Stablecoin BiLira is Now Integrated Into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lockcrypto.com/linked/67881/ethereum-miner-says-it-has-frozen-a-2-5-million-fee-paid-alongside-a-133-transaction</text:p>
          </table:table-cell>
          <table:table-cell office:value-type="string" table:style-name="ce1">
            <text:p>The Block Crypto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ethereum-miner-says-frozen-2-140707162.html</text:p>
          </table:table-cell>
          <table:table-cell office:value-type="string" table:style-name="ce1">
            <text:p>Yahoo Finance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nickchong/2020/06/11/not-again-unknown-ethereum-user-pays-a-26-million-transaction-fee-for-the-second-time/#3847e8c93d08</text:p>
          </table:table-cell>
          <table:table-cell office:value-type="string" table:style-name="ce1">
            <text:p>Forbes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Not Again: Unknown Ethereum User Pays A $2.6 Million Transaction Fee For The Second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6/11/rich-and-reckless-ethereum-whale-spends-5200000-in-two-massive-blunders/</text:p>
          </table:table-cell>
          <table:table-cell office:value-type="string" table:style-name="ce1">
            <text:p>Daily Hodl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Rich and Reckless? Ethereum Whale Spends $5,200,000 in Two Massive Blun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pipe.com/2020/06/12/another-sketchy-ethereum-transaction-user-pays-500k-fee-to-send-3200-eth/</text:p>
          </table:table-cell>
          <table:table-cell office:value-type="string" table:style-name="ce1">
            <text:p>Crypto News Pipe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Another Sketchy Ethereum Transaction: User Pays $500k Fee to Send 3,200 E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consensus-mechanisms-explained-how-blockchains-reach-finality</text:p>
          </table:table-cell>
          <table:table-cell office:value-type="string" table:style-name="ce1">
            <text:p>Bitrates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Consensus Mechanisms Explained: How Blockchains Reach Fin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turkish-bilira-launch-on-ava-blockhain/</text:p>
          </table:table-cell>
          <table:table-cell office:value-type="string" table:style-name="ce1">
            <text:p>Cryptopolitian</text:p>
          </table:table-cell>
          <table:table-cell office:value-type="date" office:date-value="2020-06-13T00:00:00" table:style-name="ce3">
            <text:p>06/13/20</text:p>
          </table:table-cell>
          <table:table-cell office:value-type="string" table:style-name="ce1">
            <text:p>Turkish BiLira to launch on AVA block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bitcoin-ng-creator-calls-mining-horrible-idea-and-accuses-bitcoin-core-devs-of-fact-twisting</text:p>
          </table:table-cell>
          <table:table-cell office:value-type="string" table:style-name="ce1">
            <text:p>U Today</text:p>
          </table:table-cell>
          <table:table-cell office:value-type="date" office:date-value="2020-06-15T00:00:00" table:style-name="ce3">
            <text:p>06/15/20</text:p>
          </table:table-cell>
          <table:table-cell office:value-type="string" table:style-name="ce1">
            <text:p>Bitcoin NG Creator Calls Mining Horrible Idea and Accuses Bitcoin Core Devs of Fact Twisting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orklog.media/emin-gun-sirer-reveals-fundamentals-of-a-perfect-blockchain-pow-mining-is-not-included/</text:p>
          </table:table-cell>
          <table:table-cell office:value-type="string" table:style-name="ce1">
            <text:p>Forklog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Emin Gün Sirer Reveals Fundamentals of a Perfect Blockchain. PoW Mining Is Not Includ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mysterious-wallet-again-sends-2-6-million-transaction-fee/</text:p>
          </table:table-cell>
          <table:table-cell office:value-type="string" table:style-name="ce1">
            <text:p>Our Bitcoin News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Mysterious wallet again sends $ 2.6 million transaction fe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a-multi-million-mystery-likely-eth-fee-victim-steps-into-spotlight</text:p>
          </table:table-cell>
          <table:table-cell office:value-type="string" table:style-name="ce1">
            <text:p>Cointelegraph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xstreet.com/cryptocurrencies/news/a-multi-million-mystery-likely-eth-fee-victim-steps-into-spotlight-202006191641</text:p>
          </table:table-cell>
          <table:table-cell office:value-type="string" table:style-name="ce1">
            <text:p>FX Street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new-bill-to-outlaw-encryption-without-govt-backdoor-in-us-senate</text:p>
          </table:table-cell>
          <table:table-cell office:value-type="string" table:style-name="ce1">
            <text:p>Cointelegraph</text:p>
          </table:table-cell>
          <table:table-cell office:value-type="date" office:date-value="2020-06-24T00:00:00" table:style-name="ce3">
            <text:p>06/24/20</text:p>
          </table:table-cell>
          <table:table-cell office:value-type="string" table:style-name="ce1">
            <text:p>New Bill to Outlaw Encryption Without Gov’t Backdoor in US Sen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experts-split-on-practical-implications-of-quantum-cryptography</text:p>
          </table:table-cell>
          <table:table-cell office:value-type="string" table:style-name="ce1">
            <text:p>Cointelegraph</text:p>
          </table:table-cell>
          <table:table-cell office:value-type="date" office:date-value="2020-06-28T00:00:00" table:style-name="ce3">
            <text:p>06/28/20</text:p>
          </table:table-cell>
          <table:table-cell office:value-type="string" table:style-name="ce1">
            <text:p>Experts Split on Practical Implications of Quantum Cryptograph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rnewswire.com/news-releases/cryptograph-the-blockchain-based-digital-collectible-auction-site-run-on-ethereum-officially-launches-featuring-original-creations-by-world-crypto-leaders-301089806.html</text:p>
          </table:table-cell>
          <table:table-cell office:value-type="string" table:style-name="ce1">
            <text:p>PR Newswire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RYPTOGRAPH, the Blockchain Based Digital Collectible Auction Site Run on Ethereum, Officially Launches, Featuring Original Creations by World Crypto Lead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link-usd-in-price-discovery</text:p>
          </table:table-cell>
          <table:table-cell office:value-type="string" table:style-name="ce1">
            <text:p>Brave New Coin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hainLink Price Analysis - LINK/USD in price discovery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6830/chainlink-link-might-very-soon-become-the-alternative-name-for-oracles-in-the-blockchain-space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7-14T00:00:00" table:style-name="ce3">
            <text:p>07/14/20</text:p>
          </table:table-cell>
          <table:table-cell office:value-type="string" table:style-name="ce1">
            <text:p>ChainLink (LINK) Might Very Soon Become the Alternative Name for Oracles in the Blockchain Spac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rookings.edu/research/design-choices-for-central-bank-digital-currency-policy-and-technical-considerations/</text:p>
          </table:table-cell>
          <table:table-cell office:value-type="string" table:style-name="ce1">
            <text:p>Brookings</text:p>
          </table:table-cell>
          <table:table-cell office:value-type="date" office:date-value="2020-07-23T00:00:00" table:style-name="ce3">
            <text:p>07/23/20</text:p>
          </table:table-cell>
          <table:table-cell office:value-type="string" table:style-name="ce1">
            <text:p>Design choices for central bank digital currency: Policy and technical considerations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finance.yahoo.com/news/coindesk-live-recap-dao-hack-031057720.html</text:p>
          </table:table-cell>
          <table:table-cell office:value-type="string" table:style-name="ce1">
            <text:p>Yahoo Finance</text:p>
          </table:table-cell>
          <table:table-cell office:value-type="date" office:date-value="2020-07-29T00:00:00" table:style-name="ce3">
            <text:p>07/29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oindesk-live-recap-the-dao-hack-is-still-a-mystery</text:p>
          </table:table-cell>
          <table:table-cell office:value-type="string" table:style-name="ce1">
            <text:p>Coindesk</text:p>
          </table:table-cell>
          <table:table-cell office:value-type="date" office:date-value="2020-07-30T00:00:00" table:style-name="ce3">
            <text:p>07/30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nite-to-succeed-swiss-stablecoin-association-hopes-to-break-the-ice</text:p>
          </table:table-cell>
          <table:table-cell office:value-type="string" table:style-name="ce1">
            <text:p>Coin Telegraph</text:p>
          </table:table-cell>
          <table:table-cell office:value-type="date" office:date-value="2020-08-03T00:00:00" table:style-name="ce3">
            <text:p>08/03/20</text:p>
          </table:table-cell>
          <table:table-cell office:value-type="string" table:style-name="ce1">
            <text:p>Unite to Succeed: Swiss Stablecoin Association Hopes to Break the I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7594/mining-pools-a-major-weakness-to-blockchain-decentralization-altcoins-such-as-eth2-ioc-avax-and-dgb-with-solutions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Mining Pools – a Major Weakness to Blockchain Decentralization: Altcoins such as ETH2, IOC, AVAX, and DGB with Solutions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0/08/blockchain-startup-raises-quick-42m-first-sale</text:p>
          </table:table-cell>
          <table:table-cell office:value-type="string" table:style-name="ce1">
            <text:p>Cornell Chronicle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Blockchain startup raises a quick $42M in first sale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strong-fundamental-metrics-support-price-gains</text:p>
          </table:table-cell>
          <table:table-cell office:value-type="string" table:style-name="ce1">
            <text:p>Brave New Coin</text:p>
          </table:table-cell>
          <table:table-cell office:value-type="date" office:date-value="2020-08-07T00:00:00" table:style-name="ce3">
            <text:p>08/07/20</text:p>
          </table:table-cell>
          <table:table-cell office:value-type="string" table:style-name="ce1">
            <text:p>ChainLink Price Analysis - Strong fundamental metrics support price g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8-17/-link-marines-are-making-an-obscure-cryptocurrency-red-hot?utm_source=google&amp;utm_medium=bd&amp;cmpId=google</text:p>
          </table:table-cell>
          <table:table-cell office:value-type="string" table:style-name="ce1">
            <text:p>Bloomberg</text:p>
          </table:table-cell>
          <table:table-cell office:value-type="date" office:date-value="2020-08-17T00:00:00" table:style-name="ce3">
            <text:p>08/17/20</text:p>
          </table:table-cell>
          <table:table-cell office:value-type="string" table:style-name="ce1">
            <text:p>‘Link Marines’ Are Making an Obscure Cryptocurrency Red Ho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a-bullish-but-comparatively-sluggish-market</text:p>
          </table:table-cell>
          <table:table-cell office:value-type="string" table:style-name="ce1">
            <text:p>Brave New Coin</text:p>
          </table:table-cell>
          <table:table-cell office:value-type="date" office:date-value="2020-08-20T00:00:00" table:style-name="ce3">
            <text:p>08/20/20</text:p>
          </table:table-cell>
          <table:table-cell office:value-type="string" table:style-name="ce1">
            <text:p>Tezos Price Analysis - A bullish but comparatively sluggish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alarms.com/blockchain/947/chainlink-review-2020-all-you-need-to-know-about-chainlink/</text:p>
          </table:table-cell>
          <table:table-cell office:value-type="string" table:style-name="ce1">
            <text:p>News Alarms</text:p>
          </table:table-cell>
          <table:table-cell office:value-type="date" office:date-value="2020-08-21T00:00:00" table:style-name="ce3">
            <text:p>08/21/20</text:p>
          </table:table-cell>
          <table:table-cell office:value-type="string" table:style-name="ce1">
            <text:p>Chainlink Review 2020: All you need to know about Chainlink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587-ava-labs-avalanche-introduces-blockchain-based-everest-testnet-for-developing-decentralized-finance-or-defi-apps/</text:p>
          </table:table-cell>
          <table:table-cell office:value-type="string" table:style-name="ce1">
            <text:p>Crowdfund Insider</text:p>
          </table:table-cell>
          <table:table-cell office:value-type="date" office:date-value="2020-08-22T00:00:00" table:style-name="ce3">
            <text:p>08/22/20</text:p>
          </table:table-cell>
          <table:table-cell office:value-type="string" table:style-name="ce1">
            <text:p>AVA Labs’ Avalanche Introduces Blockchain based Everest Testnet for Developing Decentralized Finance or DeFi 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deco-from-cornell-university-301120614.html</text:p>
          </table:table-cell>
          <table:table-cell office:value-type="string" table:style-name="ce1">
            <text:p>PR Newswire</text:p>
          </table:table-cell>
          <table:table-cell office:value-type="date" office:date-value="2020-08-29T00:00:00" table:style-name="ce3">
            <text:p>08/29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-flash.com/chainlink-soars-by-9-after-aquisation-of-cornells-deco-protocol/</text:p>
          </table:table-cell>
          <table:table-cell office:value-type="string" table:style-name="ce1">
            <text:p>Crypto News Flash</text:p>
          </table:table-cell>
          <table:table-cell office:value-type="date" office:date-value="2020-08-30T00:00:00" table:style-name="ce3">
            <text:p>08/30/20</text:p>
          </table:table-cell>
          <table:table-cell office:value-type="string" table:style-name="ce1">
            <text:p>Chainlink soars by 9% after aquisation of Cornell’s DECO protoco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922-european-asset-manager-might-create-a-real-estate-fund-using-dr-emin-gun-sirers-breakthrough-avalanche-protocol/</text:p>
          </table:table-cell>
          <table:table-cell office:value-type="string" table:style-name="ce1">
            <text:p>Crowdfund Insider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European Asset Manager Might Create a Real Estate Fund Using Dr. Emin Gün Sirer’s Breakthrough Avalanche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8474/chainlink-link-excited-about-having-ari-juels-as-their-chief-scientist/</text:p>
          </table:table-cell>
          <table:table-cell office:value-type="string" table:style-name="ce1">
            <text:p>Currency Analytics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(LINK) Excited about Having Ari Juels as Their Chief Scient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ithority.com/technology/blockchain/chainlink-acquires-deco-from-cornell-university/</text:p>
          </table:table-cell>
          <table:table-cell office:value-type="string" table:style-name="ce1">
            <text:p>AI Thority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economy.com/chainlink-to-hold-virtual-hackathon-with-40k-plus-prizes/</text:p>
          </table:table-cell>
          <table:table-cell office:value-type="string" table:style-name="ce1">
            <text:p>Crypto Economy</text:p>
          </table:table-cell>
          <table:table-cell office:value-type="date" office:date-value="2020-09-01T00:00:00" table:style-name="ce3">
            <text:p>09/01/20</text:p>
          </table:table-cell>
          <table:table-cell office:value-type="string" table:style-name="ce1">
            <text:p>Chainlink to Hold Virtual Hackathon With $40K Plus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20/09/04/chainlink-acquires-deco-from-cornell/</text:p>
          </table:table-cell>
          <table:table-cell office:value-type="string" table:style-name="ce1">
            <text:p>Enterprise Times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Chainlink acquires DECO from Corne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zoom.com/fintech_news_payment-systems/design-choices-for-central-bank-digital-currency-2/</text:p>
          </table:table-cell>
          <table:table-cell office:value-type="string" table:style-name="ce1">
            <text:p>Fintech Zoom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Design selections for central bank digital foreign money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oundcloud.com/user-792539118-188863837/sep-8-emin-gun-sirer-inflation-fed-chair-says-dont-worry-but-should-you</text:p>
          </table:table-cell>
          <table:table-cell office:value-type="string" table:style-name="ce1">
            <text:p>Soundcloud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Sep 8: Emin Gün Sirer Inflation: Should You Wor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1309/emin-gun-sirer-is-bullish-about-crypto-in-economic-climate</text:p>
          </table:table-cell>
          <table:table-cell office:value-type="string" table:style-name="ce1">
            <text:p>Decrypt</text:p>
          </table:table-cell>
          <table:table-cell office:value-type="date" office:date-value="2020-09-09T00:00:00" table:style-name="ce3">
            <text:p>09/09/20</text:p>
          </table:table-cell>
          <table:table-cell office:value-type="string" table:style-name="ce1">
            <text:p>Emin Gün Sirer is Bullish About Crypto in Economic Clima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price-and-on-chain-metrics-spike-to-record-highs</text:p>
          </table:table-cell>
          <table:table-cell office:value-type="string" table:style-name="ce1">
            <text:p>Brave New Coin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ChainLink Price Analysis - Price and on-chain metrics spike to record high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ntroversial-new-proposal-would-forgive-slashed-polkadot-validator</text:p>
          </table:table-cell>
          <table:table-cell office:value-type="string" table:style-name="ce1">
            <text:p>Coin Telegraph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Controversial new proposal would forgive ‘slashed’ Polkadot valida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tradable.com/opinions/blockchain-projects-defi-cefi-are-similar-to-realworld-companies-by-hype-around-it</text:p>
          </table:table-cell>
          <table:table-cell office:value-type="string" table:style-name="ce1">
            <text:p>The Tradable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Blockchain Projects (DeFi &amp; CeFi) Are Similar to Real-World Companies By Hype Around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ght-fire-with-fire-mit-scholar-suggests-etc-counters-51-attacks</text:p>
          </table:table-cell>
          <table:table-cell office:value-type="string" table:style-name="ce1">
            <text:p>Coin Telegraph</text:p>
          </table:table-cell>
          <table:table-cell office:value-type="date" office:date-value="2020-09-15T00:00:00" table:style-name="ce3">
            <text:p>09/15/20</text:p>
          </table:table-cell>
          <table:table-cell office:value-type="string" table:style-name="ce1">
            <text:p>Fight fire with fire: MIT scholar suggests ETC counters 51%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mart-contracts-and-dapps-have-yet-to-take-hold</text:p>
          </table:table-cell>
          <table:table-cell office:value-type="string" table:style-name="ce1">
            <text:p>Brave New Coin</text:p>
          </table:table-cell>
          <table:table-cell office:value-type="date" office:date-value="2020-09-16T00:00:00" table:style-name="ce3">
            <text:p>09/16/20</text:p>
          </table:table-cell>
          <table:table-cell office:value-type="string" table:style-name="ce1">
            <text:p>Tezos Price Analysis - Smart contracts and dapps have yet to take ho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to-launch-its-avalanche-avax-blockchain-mainnet-on-september-21s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9-17T00:00:00" table:style-name="ce3">
            <text:p>09/17/20</text:p>
          </table:table-cell>
          <table:table-cell office:value-type="string" table:style-name="ce1">
            <text:p>AVA Labs to Launch Its Avalanche (AVAX) Blockchain Mainnet On September 21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9/167106-blockchain-platform-avalanches-mainnet-now-live-projects-avax-tokens-will-launch-on-binance-bitfinex/</text:p>
          </table:table-cell>
          <table:table-cell office:value-type="string" table:style-name="ce1">
            <text:p>Crowdfund Insider</text:p>
          </table:table-cell>
          <table:table-cell office:value-type="date" office:date-value="2020-09-23T00:00:00" table:style-name="ce3">
            <text:p>09/23/20</text:p>
          </table:table-cell>
          <table:table-cell office:value-type="string" table:style-name="ce1">
            <text:p>Blockchain Platform Avalanche’s Mainnet Now Live, Project’s AVAX Tokens will Launch on Binance, Bitfin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.cornell.edu/hub/2020/09/24/how-two-curious-technologically-savvy-sha-students-forged-cornell-blockchain/</text:p>
          </table:table-cell>
          <table:table-cell office:value-type="string" table:style-name="ce1">
            <text:p>Cornell SC Johnson College of Business</text:p>
          </table:table-cell>
          <table:table-cell office:value-type="date" office:date-value="2020-09-24T00:00:00" table:style-name="ce3">
            <text:p>09/24/20</text:p>
          </table:table-cell>
          <table:table-cell office:value-type="string" table:style-name="ce1">
            <text:p>How two curious and technologically savvy SHA students forged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lma.do/live-crypto-legend-emin-gun-sirer-avax-token-has-released-along-with-avalanche-mainnet</text:p>
          </table:table-cell>
          <table:table-cell office:value-type="string" table:style-name="ce1">
            <text:p>Colmad News</text:p>
          </table:table-cell>
          <table:table-cell office:value-type="date" office:date-value="2020-10-12T00:00:00" table:style-name="ce3">
            <text:p>10/12/20</text:p>
          </table:table-cell>
          <table:table-cell office:value-type="string" table:style-name="ce1">
            <text:p>LIVE! – Crypto Legend Emin Gün Sirer | AVAX Token Has Released Along With Avalanche Mainne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versity-shared-a-surprising-revelation-about-this-blockchain-paper</text:p>
          </table:table-cell>
          <table:table-cell office:value-type="string" table:style-name="ce1">
            <text:p>Cointelegraph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ornell University shared a surprising revelation about this blockchain paper</text:p>
          </table:table-cell>
          <table:table-cell office:value-type="string" table:style-name="ce1">
            <text:p>sirer, van renesse, genc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trong-as-oracle-use-increases</text:p>
          </table:table-cell>
          <table:table-cell office:value-type="string" table:style-name="ce1">
            <text:p>Brave New Coin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hainLink Price Analysis - On-chain metrics strong as oracle use increase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log.btcbox.jp/en/archives/11658">https://blog.btcbox.jp/en/archives/11658</text:a></text:p>
          </table:table-cell>
          <table:table-cell office:value-type="string" table:style-name="ce1">
            <text:p>BTCBox</text:p>
          </table:table-cell>
          <table:table-cell office:value-type="date" office:date-value="2020-11-06T00:00:00" table:style-name="ce3">
            <text:p>11/06/20</text:p>
          </table:table-cell>
          <table:table-cell office:value-type="string" table:style-name="ce1">
            <text:p>Birth of the Avalanche Protocol : Interview with Emin Gün Sirer Co-founder and CEO at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0/11/students-across-disciplines-forge-cornell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20-11-11T00:00:00" table:style-name="ce3">
            <text:p>11/11/20</text:p>
          </table:table-cell>
          <table:table-cell office:value-type="string" table:style-name="ce1">
            <text:p>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upport-the-current-bullish-trend</text:p>
          </table:table-cell>
          <table:table-cell office:value-type="string" table:style-name="ce1">
            <text:p>Brave New Coin</text:p>
          </table:table-cell>
          <table:table-cell office:value-type="date" office:date-value="2020-11-12T00:00:00" table:style-name="ce3">
            <text:p>11/12/20</text:p>
          </table:table-cell>
          <table:table-cell office:value-type="string" table:style-name="ce1">
            <text:p>ChainLink Price Analysis - On-chain metrics support the current bullish trend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yberplayground.org/2020/11/13/professor-emin-gun-sirer-students-from-across-disciplines-forge-cornell-blockchain/</text:p>
          </table:table-cell>
          <table:table-cell office:value-type="string" table:style-name="ce1">
            <text:p>Cyber Playground</text:p>
          </table:table-cell>
          <table:table-cell office:value-type="date" office:date-value="2020-11-13T00:00:00" table:style-name="ce3">
            <text:p>11/13/20</text:p>
          </table:table-cell>
          <table:table-cell office:value-type="string" table:style-name="ce1">
            <text:p>Professor Emin Gün Sirer 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9265/ethereum-avalanche-eth-bridge-liquidity</text:p>
          </table:table-cell>
          <table:table-cell office:value-type="string" table:style-name="ce1">
            <text:p>Decrypt</text:p>
          </table:table-cell>
          <table:table-cell office:value-type="date" office:date-value="2020-11-23T00:00:00" table:style-name="ce3">
            <text:p>11/23/20</text:p>
          </table:table-cell>
          <table:table-cell office:value-type="string" table:style-name="ce1">
            <text:p>Ethereum ‘Killer’ Avalanche Is Building an ETH Bridge to Liquid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amp/news/articles/2020-12-03/ethereum-xet-xrp-litecoin-xlc-cryptocurrency-alternative-to-bitcoin-btc</text:p>
          </table:table-cell>
          <table:table-cell office:value-type="string" table:style-name="ce1">
            <text:p>Bloomberg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Beyond Bitcoin: These Cryptocurrencies Are Doing Even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sslstore.com/blog/what-is-blockchain-how-does-blockchain-work/</text:p>
          </table:table-cell>
          <table:table-cell office:value-type="string" table:style-name="ce1">
            <text:p>Hashed Out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What Is Blockchain and How Does It Work?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86873/blockchain-denial-of-service-attack-miners</text:p>
          </table:table-cell>
          <table:table-cell office:value-type="string" table:style-name="ce1">
            <text:p>The Block Crypto</text:p>
          </table:table-cell>
          <table:table-cell office:value-type="date" office:date-value="2020-12-08T00:00:00" table:style-name="ce3">
            <text:p>12/08/20</text:p>
          </table:table-cell>
          <table:table-cell office:value-type="string" table:style-name="ce1">
            <text:p>A newly-described 'blockchain denial of service' attack could convince miners to stop mining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decline-as-bull-rally-diminishes</text:p>
          </table:table-cell>
          <table:table-cell office:value-type="string" table:style-name="ce1">
            <text:p>Brave New Coin</text:p>
          </table:table-cell>
          <table:table-cell office:value-type="date" office:date-value="2020-12-15T00:00:00" table:style-name="ce3">
            <text:p>12/15/20</text:p>
          </table:table-cell>
          <table:table-cell office:value-type="string" table:style-name="ce1">
            <text:p>ChainLink Price Analysis - On-chain metrics decline as bull rally diminishe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geek.com/new-research-paper-claims-to-describe-how-bdos-attack-can-cripple-blockchain/</text:p>
          </table:table-cell>
          <table:table-cell office:value-type="string" table:style-name="ce1">
            <text:p>Coin Geek</text:p>
          </table:table-cell>
          <table:table-cell office:value-type="date" office:date-value="2020-12-16T00:00:00" table:style-name="ce3">
            <text:p>12/16/20</text:p>
          </table:table-cell>
          <table:table-cell office:value-type="string" table:style-name="ce1">
            <text:p>New research paper claims to describe how BDos attack can cripple blockchain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explica.co/defi-in-2020-and-projections-for-2021/">https://www.explica.co/defi-in-2020-and-projections-for-2021/</text:a></text:p>
          </table:table-cell>
          <table:table-cell office:value-type="string" table:style-name="ce1">
            <text:p>Explica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DeFi in 2020 and projections for 2021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1015/2020-has-been-chainlinks-year-heres-why</text:p>
          </table:table-cell>
          <table:table-cell office:value-type="string" table:style-name="ce1">
            <text:p>Decrypt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2020 Has Been Chainlink’s Year. Here’s Wh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and-google-trends-near-all-time</text:p>
          </table:table-cell>
          <table:table-cell office:value-type="string" table:style-name="ce1">
            <text:p>Brave New Coin</text:p>
          </table:table-cell>
          <table:table-cell office:value-type="date" office:date-value="2021-01-12T00:00:00" table:style-name="ce3">
            <text:p>01/12/21</text:p>
          </table:table-cell>
          <table:table-cell office:value-type="string" table:style-name="ce1">
            <text:p>ChainLink Price Analysis - On-chain metrics and Google Trends near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log.chain.link/the-initiative-for-cryptocurrencies-and-contracts-ic3-awarded-a-chainlink-research-grant/</text:p>
          </table:table-cell>
          <table:table-cell office:value-type="string" table:style-name="ce1">
            <text:p>Chainlink Blog</text:p>
          </table:table-cell>
          <table:table-cell office:value-type="date" office:date-value="2021-01-15T00:00:00" table:style-name="ce3">
            <text:p>01/15/21</text:p>
          </table:table-cell>
          <table:table-cell office:value-type="string" table:style-name="ce1">
            <text:p>The Initiative for Cryptocurrencies and Contracts (IC3) Awarded a Chainlink Research Grant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hainbulletin.com/ic3-receives-chainlink-research-grant/</text:p>
          </table:table-cell>
          <table:table-cell office:value-type="string" table:style-name="ce1">
            <text:p>The Chain Bulletin</text:p>
          </table:table-cell>
          <table:table-cell office:value-type="date" office:date-value="2021-01-16T00:00:00" table:style-name="ce3">
            <text:p>01/16/21</text:p>
          </table:table-cell>
          <table:table-cell office:value-type="string" table:style-name="ce1">
            <text:p>Crypto Research Organization IC3 Receives Chainlink Research Grant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com/is-bitcoin-safe/</text:p>
          </table:table-cell>
          <table:table-cell office:value-type="string" table:style-name="ce1">
            <text:p>Money</text:p>
          </table:table-cell>
          <table:table-cell office:value-type="date" office:date-value="2021-02-03T00:00:00" table:style-name="ce3">
            <text:p>02/03/21</text:p>
          </table:table-cell>
          <table:table-cell office:value-type="string" table:style-name="ce1">
            <text:p>Is Bitcoin a Safe Investment? What You Need to Know About Hackers, Ransomware and Market Volatil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rnellsun.com/2021/02/09/startup-spotlight-cornell-professor-founds-crypto-startup-with-two-graduate-students/</text:p>
          </table:table-cell>
          <table:table-cell office:value-type="string" table:style-name="ce1">
            <text:p>Cornell Sun</text:p>
          </table:table-cell>
          <table:table-cell office:value-type="date" office:date-value="2021-02-09T00:00:00" table:style-name="ce3">
            <text:p>02/09/21</text:p>
          </table:table-cell>
          <table:table-cell office:value-type="string" table:style-name="ce1">
            <text:p>Startup Spotlight: Cornell Professor Founds Crypto Startup With Two Graduate Students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iragenews.com/praxis-center-and-engineering-startups-grow-513796/</text:p>
          </table:table-cell>
          <table:table-cell office:value-type="string" table:style-name="ce1">
            <text:p>Mirage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Praxis Center and engineering startups grow togeth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ninabambysheva/2021/02/13/satoshi--company-the-10-most-important-scientific-white-papers-in-development-of-cryptocurrencies/?sh=32abc4262057</text:p>
          </table:table-cell>
          <table:table-cell office:value-type="string" table:style-name="ce1">
            <text:p>Forbes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Satoshi &amp; Company: The 10 Most Important Scientific White Papers In Development Of Cryptocurrencies</text:p>
          </table:table-cell>
          <table:table-cell office:value-type="string" table:style-name="ce1">
            <text:p>miller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active-addresses-and-google-trends-return-to-all</text:p>
          </table:table-cell>
          <table:table-cell office:value-type="string" table:style-name="ce1">
            <text:p>Brave New Coin</text:p>
          </table:table-cell>
          <table:table-cell office:value-type="date" office:date-value="2021-02-19T00:00:00" table:style-name="ce3">
            <text:p>02/19/21</text:p>
          </table:table-cell>
          <table:table-cell office:value-type="string" table:style-name="ce1">
            <text:p>ChainLink Price Analysis - Active addresses and google trends return to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9244/chainlinks-latest-upgrade-a-rapid-evolution-for-defi-ceo-sergey-nazarov</text:p>
          </table:table-cell>
          <table:table-cell office:value-type="string" table:style-name="ce1">
            <text:p>Decrypt</text:p>
          </table:table-cell>
          <table:table-cell office:value-type="date" office:date-value="2021-02-24T00:00:00" table:style-name="ce3">
            <text:p>02/24/21</text:p>
          </table:table-cell>
          <table:table-cell office:value-type="string" table:style-name="ce1">
            <text:p>Chainlink's Latest Upgrade 'A Rapid Evolution' for DeFi: CEO Sergey Nazarov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microsoft-decentralized-id-blockchain/</text:p>
          </table:table-cell>
          <table:table-cell office:value-type="string" table:style-name="ce1">
            <text:p>Wired</text:p>
          </table:table-cell>
          <table:table-cell office:value-type="date" office:date-value="2021-03-02T00:00:00" table:style-name="ce3">
            <text:p>03/02/21</text:p>
          </table:table-cell>
          <table:table-cell office:value-type="string" table:style-name="ce1">
            <text:p>Microsoft's Dream of Decentralized IDs Enters the Real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1/03/high-school-programming-prelim-emphasizes-learning</text:p>
          </table:table-cell>
          <table:table-cell office:value-type="string" table:style-name="ce1">
            <text:p>Cornell Chronicle</text:p>
          </table:table-cell>
          <table:table-cell office:value-type="date" office:date-value="2021-03-04T00:00:00" table:style-name="ce3">
            <text:p>03/04/21</text:p>
          </table:table-cell>
          <table:table-cell office:value-type="string" table:style-name="ce1">
            <text:p>High school programming prelim emphasizes learning</text:p>
          </table:table-cell>
          <table:table-cell office:value-type="string" table:style-name="ce1">
            <text:p>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digital-currencys-popularity-rises-privacy-fears/</text:p>
          </table:table-cell>
          <table:table-cell office:value-type="string" table:style-name="ce1">
            <text:p>Wired</text:p>
          </table:table-cell>
          <table:table-cell office:value-type="date" office:date-value="2021-03-16T00:00:00" table:style-name="ce3">
            <text:p>03/16/21</text:p>
          </table:table-cell>
          <table:table-cell office:value-type="string" table:style-name="ce1">
            <text:p>As Digital Currency’s Popularity Rises, So Do Privacy Fea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miners-front-running-service-theft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Miners, Front-Running-as-a-Service Is Theft</text:p>
          </table:table-cell>
          <table:table-cell office:value-type="string" table:style-name="ce1">
            <text:p>eyal, juels, kelk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b-fei-stablecoins-rocky-start-is-a-wake-up-call-for-defi-investors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$1B Fei Stablecoin’s Rocky Start Is a Wake-Up Call for DeFi Inves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.mit.edu/posts/cryptoeconomic-systems-ces/</text:p>
          </table:table-cell>
          <table:table-cell office:value-type="string" table:style-name="ce1">
            <text:p>MIT Media Lab</text:p>
          </table:table-cell>
          <table:table-cell office:value-type="date" office:date-value="2021-04-08T00:00:00" table:style-name="ce3">
            <text:p>04/08/21</text:p>
          </table:table-cell>
          <table:table-cell office:value-type="string" table:style-name="ce1">
            <text:p>Cryptoeconomic Systems (CES)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2-0-the-mass-adoption-of-hybrid-smart-contracts</text:p>
          </table:table-cell>
          <table:table-cell office:value-type="string" table:style-name="ce1">
            <text:p>Brave New Coin</text:p>
          </table:table-cell>
          <table:table-cell office:value-type="date" office:date-value="2021-04-15T00:00:00" table:style-name="ce3">
            <text:p>04/15/21</text:p>
          </table:table-cell>
          <table:table-cell office:value-type="string" table:style-name="ce1">
            <text:p>Chainlink 2.0: The mass adoption of hybrid smart contract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esearch.fb.com/blog/2021/04/announcing-the-recipients-of-the-2021-facebook-fellowship-awards/</text:p>
          </table:table-cell>
          <table:table-cell office:value-type="string" table:style-name="ce1">
            <text:p>FaceBook Research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Announcing the recipients of the 2021 Facebook Fellowship awards</text:p>
          </table:table-cell>
          <table:table-cell office:value-type="string" table:style-name="ce1">
            <text:p>ji, tsabary, zhang, malva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yorker.com/news/daily-comment/why-bitcoin-is-bad-for-the-environment</text:p>
          </table:table-cell>
          <table:table-cell office:value-type="string" table:style-name="ce1">
            <text:p>The New Yorker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Why Bitcoin Is Bad for the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stevenehrlich/2021/04/26/cardano-and-ethereum-founder-analyzes-the-newest-evolutions-in-crypto-and--blockchain-technology/?sh=34c5a3613e52</text:p>
          </table:table-cell>
          <table:table-cell office:value-type="string" table:style-name="ce1">
            <text:p>Forbes</text:p>
          </table:table-cell>
          <table:table-cell office:value-type="date" office:date-value="2021-04-26T00:00:00" table:style-name="ce3">
            <text:p>04/26/21</text:p>
          </table:table-cell>
          <table:table-cell office:value-type="string" table:style-name="ce1">
            <text:p>Cardano And Ethereum Founder Analyzes The Newest Evolutions In Crypto And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bitcoin-fog-dark-web-cryptocurrency-arrest/</text:p>
          </table:table-cell>
          <table:table-cell office:value-type="string" table:style-name="ce1">
            <text:p>Wired</text:p>
          </table:table-cell>
          <table:table-cell office:value-type="date" office:date-value="2021-04-27T00:00:00" table:style-name="ce3">
            <text:p>04/27/21</text:p>
          </table:table-cell>
          <table:table-cell office:value-type="string" table:style-name="ce1">
            <text:p>Feds Arrest an Alleged $336M Bitcoin-Laundering Kingpin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lleged-366m-bitcoin-mixer-busted-after-analysis-of-10-years-of-blockchain-data</text:p>
          </table:table-cell>
          <table:table-cell office:value-type="string" table:style-name="ce1">
            <text:p>Coin Telegraph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Alleged $366M Bitcoin mixer busted after analysis of 10 years of blockchain data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us-authorities-arrested-bitcoin-fogs-operator-for-laundering-336m-in-btc/</text:p>
          </table:table-cell>
          <table:table-cell office:value-type="string" table:style-name="ce1">
            <text:p>CryptoPotato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US Authorities Arrested Bitcoin Fog’s Operator for Laundering $336M in BTC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bitcoin-mixer-kingpin-linked-to-336m-laundering-arrested/</text:p>
          </table:table-cell>
          <table:table-cell office:value-type="string" table:style-name="ce1">
            <text:p>Coin Geek</text:p>
          </table:table-cell>
          <table:table-cell office:value-type="date" office:date-value="2021-04-30T00:00:00" table:style-name="ce3">
            <text:p>04/30/21</text:p>
          </table:table-cell>
          <table:table-cell office:value-type="string" table:style-name="ce1">
            <text:p>Bitcoin mixer kingpin linked to $336M laundering arrested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radar.com/bitcoins-grim-close-teslas-crypto-sell-offs-ethers-jaw-dropping-surge-hodlers-digest-april-25-may-1/?utm_source=rss&amp;utm_medium=rss&amp;utm_campaign=bitcoins-grim-close-teslas-crypto-sell-offs-ethers-jaw-dropping-surge-hodlers-digest-april-25-may-1</text:p>
          </table:table-cell>
          <table:table-cell office:value-type="string" table:style-name="ce1">
            <text:p>The Coin Radar</text:p>
          </table:table-cell>
          <table:table-cell office:value-type="date" office:date-value="2021-05-01T00:00:00" table:style-name="ce3">
            <text:p>05/01/21</text:p>
          </table:table-cell>
          <table:table-cell office:value-type="string" table:style-name="ce1">
            <text:p>Bitcoin’s Grim Close, Tesla's Crypto Sell-offs, Ether's Jaw-dropping Surge: Hodler's Digest, April 25–May 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crypto-crime-cartel-behind-adam-back-and-blockstreams-attempts-to-constrain-bitcoin/</text:p>
          </table:table-cell>
          <table:table-cell office:value-type="string" table:style-name="ce1">
            <text:p>Coin Geek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Crypto Crime Cartel: Behind Adam Back and Blockstream’s attempts to constrain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what-elon-musk-learns-from-his-bitter-experience-crypto-assets-dont-need-a-savior/</text:p>
          </table:table-cell>
          <table:table-cell office:value-type="string" table:style-name="ce1">
            <text:p>Our Bitcoin News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What Elon Musk learns from his bitter experience: crypto assets don’t need a savi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loomberglaw.com/us-law-week/blockchain-startup-ava-labs-adds-crypto-veteran-as-legal-chief</text:p>
          </table:table-cell>
          <table:table-cell office:value-type="string" table:style-name="ce1">
            <text:p>Bloomberg Law</text:p>
          </table:table-cell>
          <table:table-cell office:value-type="date" office:date-value="2021-05-27T00:00:00" table:style-name="ce3">
            <text:p>05/27/21</text:p>
          </table:table-cell>
          <table:table-cell office:value-type="string" table:style-name="ce1">
            <text:p>Blockchain Startup Ava Labs Makes Crypto Veteran Top Lawyer (1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chainlink-price-insights-go-live-on-avalanche-testnet/</text:p>
          </table:table-cell>
          <table:table-cell office:value-type="string" table:style-name="ce1">
            <text:p>CryptoNews</text:p>
          </table:table-cell>
          <table:table-cell office:value-type="date" office:date-value="2021-06-04T00:00:00" table:style-name="ce3">
            <text:p>06/04/21</text:p>
          </table:table-cell>
          <table:table-cell office:value-type="string" table:style-name="ce1">
            <text:p>Chainlink Price Insights Go Live on Avalanche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pectrum.ieee.org/energywise/computing/networks/making-blockchain-bitcoin-computing-more-useful</text:p>
          </table:table-cell>
          <table:table-cell office:value-type="string" table:style-name="ce1">
            <text:p>IEEE Spectrum</text:p>
          </table:table-cell>
          <table:table-cell office:value-type="date" office:date-value="2021-06-08T00:00:00" table:style-name="ce3">
            <text:p>06/08/21</text:p>
          </table:table-cell>
          <table:table-cell office:value-type="string" table:style-name="ce1">
            <text:p>Why Can't Computing at the Heart of Bitcoin Be More Useful?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emin-gun-sirer-of-avalanche-avax-recollects-the-past-where-hackers-made-multiple-withdrawals-28902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19T00:00:00" table:style-name="ce3">
            <text:p>06/19/21</text:p>
          </table:table-cell>
          <table:table-cell office:value-type="string" table:style-name="ce1">
            <text:p>Emin Gün Sirer of Avalanche (AVAX) Recollects the Past where Hackers Made Multiple Withdraw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august-05-2021-to-august-07-2021-smart-con-exploring-defi-on-chainlink-link-29050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22T00:00:00" table:style-name="ce3">
            <text:p>06/22/21</text:p>
          </table:table-cell>
          <table:table-cell office:value-type="string" table:style-name="ce1">
            <text:p>August 05, 2021 to August 07, 2021 Smart Con Exploring DeFi on Chainlink (LINK)</text:p>
          </table:table-cell>
          <table:table-cell office:value-type="string" table:style-name="ce1">
            <text:p>juels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explained/will-regulation-adapt-to-crypto-or-crypto-to-regulation-experts-answer</text:p>
          </table:table-cell>
          <table:table-cell office:value-type="string" table:style-name="ce1">
            <text:p>Coin Telegraph</text:p>
          </table:table-cell>
          <table:table-cell office:value-type="date" office:date-value="2021-06-23T00:00:00" table:style-name="ce3">
            <text:p>06/23/21</text:p>
          </table:table-cell>
          <table:table-cell office:value-type="string" table:style-name="ce1">
            <text:p>Will regulation adapt to crypto, or crypto to regulation? Experts ans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ayer-2-solutions-arent-always-best-argues-emin-gun-sirer/</text:p>
          </table:table-cell>
          <table:table-cell office:value-type="string" table:style-name="ce1">
            <text:p>Be In Crypto</text:p>
          </table:table-cell>
          <table:table-cell office:value-type="date" office:date-value="2021-06-25T00:00:00" table:style-name="ce3">
            <text:p>06/25/21</text:p>
          </table:table-cell>
          <table:table-cell office:value-type="string" table:style-name="ce1">
            <text:p>Layer 2 Solutions Aren’t Always Best, Argue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innet.events/speakers/emin-gun-sirer/</text:p>
          </table:table-cell>
          <table:table-cell office:value-type="string" table:style-name="ce1">
            <text:p>Mainnet</text:p>
          </table:table-cell>
          <table:table-cell office:value-type="date" office:date-value="2021-06-27T00:00:00" table:style-name="ce3">
            <text:p>06/27/21</text:p>
          </table:table-cell>
          <table:table-cell office:value-type="string" table:style-name="ce1">
            <text:p>Mainnet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bullion.com/top-10-defi-crypto-with-highest-market-capitalization-in-2021/</text:p>
          </table:table-cell>
          <table:table-cell office:value-type="string" table:style-name="ce1">
            <text:p>Tech Bullion</text:p>
          </table:table-cell>
          <table:table-cell office:value-type="date" office:date-value="2021-06-30T00:00:00" table:style-name="ce3">
            <text:p>06/30/21</text:p>
          </table:table-cell>
          <table:table-cell office:value-type="string" table:style-name="ce1">
            <text:p>Top 10 Defi Crypto With Highest Market Capitalization In 2021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valanche-founder-emin-guen-sirer-quite-bullish-on-crypto-market-prospects</text:p>
          </table:table-cell>
          <table:table-cell office:value-type="string" table:style-name="ce1">
            <text:p>Coin Telegraph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Avalanche founder Emin Gün Sirer ‘quite bullish’ on crypto market prosp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3musiconline.com/cryptocurrencies/chainlink-price-needs-further-gains-to-confirm-a-rebound/</text:p>
          </table:table-cell>
          <table:table-cell office:value-type="string" table:style-name="ce1">
            <text:p>A3 Investing News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Chainlink Price Needs Further Gains to Confirm a Reboun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avalanche-avax-a-sleeping-giant-with-potential-for-greatness-30283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08T00:00:00" table:style-name="ce3">
            <text:p>07/08/21</text:p>
          </table:table-cell>
          <table:table-cell office:value-type="string" table:style-name="ce1">
            <text:p>Avalanche (AVAX) a Sleeping Giant With Potential For Greatnes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delity-to-hire-more-crypto-hands-amid-growing-institutional-interest</text:p>
          </table:table-cell>
          <table:table-cell office:value-type="string" table:style-name="ce1">
            <text:p>Coin Telegraph</text:p>
          </table:table-cell>
          <table:table-cell office:value-type="date" office:date-value="2021-07-12T00:00:00" table:style-name="ce3">
            <text:p>07/12/21</text:p>
          </table:table-cell>
          <table:table-cell office:value-type="string" table:style-name="ce1">
            <text:p>Fidelity to hire more crypto hands amid growing institutional inter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dge-funds-see-the-crypto-market-decline-as-an-investment-opportunity</text:p>
          </table:table-cell>
          <table:table-cell office:value-type="string" table:style-name="ce1">
            <text:p>Coin Telegraph</text:p>
          </table:table-cell>
          <table:table-cell office:value-type="date" office:date-value="2021-07-13T00:00:00" table:style-name="ce3">
            <text:p>07/13/21</text:p>
          </table:table-cell>
          <table:table-cell office:value-type="string" table:style-name="ce1">
            <text:p>Hedge funds see the crypto market decline as an investment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emin-gun-sirer-on-avalanche-avax-set-to-improve-human-condition-using-blockchain-technology-3087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19T00:00:00" table:style-name="ce3">
            <text:p>07/19/21</text:p>
          </table:table-cell>
          <table:table-cell office:value-type="string" table:style-name="ce1">
            <text:p>Emin Gun Sirer on Avalanche (AVAX) set to improve Human Condition using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the-top-five-defi-tokens-for-august/</text:p>
          </table:table-cell>
          <table:table-cell office:value-type="string" table:style-name="ce1">
            <text:p>Be In Crypto</text:p>
          </table:table-cell>
          <table:table-cell office:value-type="date" office:date-value="2021-07-31T00:00:00" table:style-name="ce3">
            <text:p>07/31/21</text:p>
          </table:table-cell>
          <table:table-cell office:value-type="string" table:style-name="ce1">
            <text:p>The Top Five DeFi Tokens for Augu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get-your-spot-for-chainlink-link-smartcon-from-august-5-7-2021-3149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8-01T00:00:00" table:style-name="ce3">
            <text:p>08/01/21</text:p>
          </table:table-cell>
          <table:table-cell office:value-type="string" table:style-name="ce1">
            <text:p>Get your Spot for Chainlink (LINK) SmartCon From August 5-7, 2021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hainlink-wants-to-secure-billions-of-dollars-by-solving-this-crucial-cross-chain-issue/</text:p>
          </table:table-cell>
          <table:table-cell office:value-type="string" table:style-name="ce1">
            <text:p>Cryptoslate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wants to secure ‘billions of dollars’ by solving this crucial cross-chain issu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hainlink-link-cross-chain-interoperability-protocol-ccip/</text:p>
          </table:table-cell>
          <table:table-cell office:value-type="string" table:style-name="ce1">
            <text:p>BTC Manager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(LINK) Launches Cross-Chain Interoperability Protocol (CCIP)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chainlink-reveals-cross-chain-interoperability-protocol-ccip-several-other-functionalities</text:p>
          </table:table-cell>
          <table:table-cell office:value-type="string" table:style-name="ce1">
            <text:p>Coin Trust</text:p>
          </table:table-cell>
          <table:table-cell office:value-type="date" office:date-value="2021-08-07T00:00:00" table:style-name="ce3">
            <text:p>08/07/21</text:p>
          </table:table-cell>
          <table:table-cell office:value-type="string" table:style-name="ce1">
            <text:p>Chainlink Reveals Cross-Chain Interoperability Protocol (CCIP) &amp; Several Other Functionaliti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icanadian.com/bitcoin-mining-pool-mined-4-blocks-in-a-row/</text:p>
          </table:table-cell>
          <table:table-cell office:value-type="string" table:style-name="ce1">
            <text:p>Canadian Gaming News</text:p>
          </table:table-cell>
          <table:table-cell office:value-type="date" office:date-value="2021-08-17T00:00:00" table:style-name="ce3">
            <text:p>08/17/21</text:p>
          </table:table-cell>
          <table:table-cell office:value-type="string" table:style-name="ce1">
            <text:p>Bitcoin mining pool mined 4 blocks in a row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efi-literacy-universities-embrace-decentralized-finance-education</text:p>
          </table:table-cell>
          <table:table-cell office:value-type="string" table:style-name="ce1">
            <text:p>Cointelegraph</text:p>
          </table:table-cell>
          <table:table-cell office:value-type="date" office:date-value="2021-09-02T00:00:00" table:style-name="ce3">
            <text:p>09/02/21</text:p>
          </table:table-cell>
          <table:table-cell office:value-type="string" table:style-name="ce1">
            <text:p>DeFi literacy: Universities embrace decentralized finance educatio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finance/ethereum-bitcoin-avalanche-in-the-order-of-actual-usefulness-states-emin-gun-sirer-of-avalanche-avax-33059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9-06T00:00:00" table:style-name="ce3">
            <text:p>09/06/21</text:p>
          </table:table-cell>
          <table:table-cell office:value-type="string" table:style-name="ce1">
            <text:p>Ethereum, Bitcoin, Avalanche in the order of actual usefulness states Emin Gun Sirer of Avalanche (AVAX)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repreneur.com/article/380390</text:p>
          </table:table-cell>
          <table:table-cell office:value-type="string" table:style-name="ce1">
            <text:p>Entrepreneur</text:p>
          </table:table-cell>
          <table:table-cell office:value-type="date" office:date-value="2021-09-11T00:00:00" table:style-name="ce3">
            <text:p>09/11/21</text:p>
          </table:table-cell>
          <table:table-cell office:value-type="string" table:style-name="ce1">
            <text:p>5 Ways Hybrid Smart Contracts Are Changing the Blockchain Industry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1-09-23/crypto-trading-how-flashbots-work-to-front-run-ether-and-other-coin-purchases</text:p>
          </table:table-cell>
          <table:table-cell office:value-type="string" table:style-name="ce1">
            <text:p>Bloomberg</text:p>
          </table:table-cell>
          <table:table-cell office:value-type="date" office:date-value="2021-09-23T00:00:00" table:style-name="ce3">
            <text:p>09/23/21</text:p>
          </table:table-cell>
          <table:table-cell office:value-type="string" table:style-name="ce1">
            <text:p>Robot Crypto Traders Are the New Flash Boy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9541/bank-of-england-cbdc-forum-membership-represents-cream-of-british-banking-industry</text:p>
          </table:table-cell>
          <table:table-cell office:value-type="string" table:style-name="ce1">
            <text:p>Finextra</text:p>
          </table:table-cell>
          <table:table-cell office:value-type="date" office:date-value="2021-09-29T00:00:00" table:style-name="ce3">
            <text:p>09/29/21</text:p>
          </table:table-cell>
          <table:table-cell office:value-type="string" table:style-name="ce1">
            <text:p>Bank of England CBDC forum membership represents cream of British banking industr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earn/2021/10/04/the-top-universities-for-blockchain-by-coindesk-2021/</text:p>
          </table:table-cell>
          <table:table-cell office:value-type="string" table:style-name="ce1">
            <text:p>Coindesk</text:p>
          </table:table-cell>
          <table:table-cell office:value-type="date" office:date-value="2021-10-04T00:00:00" table:style-name="ce3">
            <text:p>10/04/21</text:p>
          </table:table-cell>
          <table:table-cell office:value-type="string" table:style-name="ce1">
            <text:p>The Top Universities for Blockchain by CoinDesk 2021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11018005126/en/NTT-Research-and-NTT-Social-Informatics-Laboratories-to-Present-Security-Research-Findings-at-Eurocrypt-2021</text:p>
          </table:table-cell>
          <table:table-cell office:value-type="string" table:style-name="ce1">
            <text:p>Business Wire</text:p>
          </table:table-cell>
          <table:table-cell office:value-type="date" office:date-value="2021-10-18T00:00:00" table:style-name="ce3">
            <text:p>10/18/21</text:p>
          </table:table-cell>
          <table:table-cell office:value-type="string" table:style-name="ce1">
            <text:p>NTT Research and NTT Social Informatics Laboratories to Present Security Research Findings at Eurocrypt 202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1/11/bitcoin-mining-yields-climate-chaos-faculty-tell-nys-assembly</text:p>
          </table:table-cell>
          <table:table-cell office:value-type="string" table:style-name="ce1">
            <text:p>Cornell Chronicle</text:p>
          </table:table-cell>
          <table:table-cell office:value-type="date" office:date-value="2021-11-03T00:00:00" table:style-name="ce3">
            <text:p>11/03/21</text:p>
          </table:table-cell>
          <table:table-cell office:value-type="string" table:style-name="ce1">
            <text:p>Bitcoin mining yields climate chaos, faculty tell NYS Assembl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currencyteens.com/podcast/ari-juels</text:p>
          </table:table-cell>
          <table:table-cell office:value-type="string" table:style-name="ce1">
            <text:p>Cryptocurrency Teens</text:p>
          </table:table-cell>
          <table:table-cell office:value-type="date" office:date-value="2021-11-08T00:00:00" table:style-name="ce3">
            <text:p>11/08/21</text:p>
          </table:table-cell>
          <table:table-cell office:value-type="string" table:style-name="ce1">
            <text:p>#13 Interview with Ari Juels — Professor at Cornell Tec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technology/incoming-new-york-city-mayor-eric-adams-talks-crypto-friendly-city-hall</text:p>
          </table:table-cell>
          <table:table-cell office:value-type="string" table:style-name="ce1">
            <text:p>Crain's New York Business</text:p>
          </table:table-cell>
          <table:table-cell office:value-type="date" office:date-value="2021-11-09T00:00:00" table:style-name="ce3">
            <text:p>11/09/21</text:p>
          </table:table-cell>
          <table:table-cell office:value-type="string" table:style-name="ce1">
            <text:p>Incoming mayor talks up crypto-friendly City Ha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opsci.com/technology/beginners-guide-to-cryptocurrency/</text:p>
          </table:table-cell>
          <table:table-cell office:value-type="string" table:style-name="ce1">
            <text:p>Popular Science</text:p>
          </table:table-cell>
          <table:table-cell office:value-type="date" office:date-value="2021-11-15T00:00:00" table:style-name="ce3">
            <text:p>11/15/21</text:p>
          </table:table-cell>
          <table:table-cell office:value-type="string" table:style-name="ce1">
            <text:p>A beginner’s guide to how cryptocurrencies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ollcall.com/2021/11/16/privacy-issues-seen-reducing-appeal-of-central-bank-digital-currencies/</text:p>
          </table:table-cell>
          <table:table-cell office:value-type="string" table:style-name="ce1">
            <text:p>Roll Call</text:p>
          </table:table-cell>
          <table:table-cell office:value-type="date" office:date-value="2021-11-16T00:00:00" table:style-name="ce3">
            <text:p>11/16/21</text:p>
          </table:table-cell>
          <table:table-cell office:value-type="string" table:style-name="ce1">
            <text:p>Privacy issues seen reducing appeal of central bank digital currenc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ivetradingnews.com/the-power-of-blockchain-214009.html</text:p>
          </table:table-cell>
          <table:table-cell office:value-type="string" table:style-name="ce1">
            <text:p>Live Trading News</text:p>
          </table:table-cell>
          <table:table-cell office:value-type="date" office:date-value="2021-11-20T00:00:00" table:style-name="ce3">
            <text:p>11/20/21</text:p>
          </table:table-cell>
          <table:table-cell office:value-type="string" table:style-name="ce1">
            <text:p>The Power of Blockchain…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learn/top-blockchain-university-cornell-university/</text:p>
          </table:table-cell>
          <table:table-cell office:value-type="string" table:style-name="ce1">
            <text:p>Coindesk</text:p>
          </table:table-cell>
          <table:table-cell office:value-type="date" office:date-value="2021-11-24T00:00:00" table:style-name="ce3">
            <text:p>11/24/21</text:p>
          </table:table-cell>
          <table:table-cell office:value-type="string" table:style-name="ce1">
            <text:p>Top Blockchain University: Cornell University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learn/top-blockchain-university-university-of-illinois-urbana-champaign/</text:p>
          </table:table-cell>
          <table:table-cell office:value-type="string" table:style-name="ce1">
            <text:p>Coindesk</text:p>
          </table:table-cell>
          <table:table-cell office:value-type="date" office:date-value="2021-11-25T00:00:00" table:style-name="ce3">
            <text:p>11/25/21</text:p>
          </table:table-cell>
          <table:table-cell office:value-type="string" table:style-name="ce1">
            <text:p>Top Blockchain University: University of Illinois Urbana-Champaign</text:p>
          </table:table-cell>
          <table:table-cell office:value-type="string" table:style-name="ce1">
            <text:p>miller, 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invezz.com/news/2021/12/08/ari-juels-says-legislators-will-focus-on-crypto-risks-as-ceos-testify-in-todays-hearing/</text:p>
          </table:table-cell>
          <table:table-cell office:value-type="string" table:style-name="ce1">
            <text:p>Invezz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Ari Juels says legislators will focus on crypto risks as CEOs testify in today’s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adgets.ndtv.com/cryptocurrency/news/eric-schmidt-former-google-ceo-strategic-advisor-chainlink-labs-2642379</text:p>
          </table:table-cell>
          <table:table-cell office:value-type="string" table:style-name="ce1">
            <text:p>Gadgets 360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Eric Schmidt Takes Over as Strategic Advisor to Chainlink Lab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former-google-ceo-becomes-strategic-advisor-at-chainlink/</text:p>
          </table:table-cell>
          <table:table-cell office:value-type="string" table:style-name="ce1">
            <text:p>Our Bitcoin News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becomes strategic advisor at Chainlink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brew.com/daily/stories/ethereum-gas-fees</text:p>
          </table:table-cell>
          <table:table-cell office:value-type="string" table:style-name="ce1">
            <text:p>Morning Brew</text:p>
          </table:table-cell>
          <table:table-cell office:value-type="date" office:date-value="2022-01-05T00:00:00" table:style-name="ce3">
            <text:p>01/05/22</text:p>
          </table:table-cell>
          <table:table-cell office:value-type="string" table:style-name="ce1">
            <text:p>Ethereum has a gas problem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former-pro-crypto-coc-brian-brooks-to-testify-in-a-house-hearing-on-the-energy-impacts-of-mining</text:p>
          </table:table-cell>
          <table:table-cell office:value-type="string" table:style-name="ce1">
            <text:p>Cointelegraph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in a House hearing on the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haratexpressnews.com/former-pro-crypto-coc-brian-brooks-to-testify-at-house-hearing-on-energy-impacts-of-mining/</text:p>
          </table:table-cell>
          <table:table-cell office:value-type="string" table:style-name="ce1">
            <text:p>The Bharate Express News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at House hearing on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cryptocurrency/former-pro-crypto-coc-brian-brooks-to-testify-on-energy-impact-of-mining-at-house-hearing-58416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on energy impact of mining at House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130633/congressional-committee-releases-witness-list-in-advance-of-crypto-mining-hearing</text:p>
          </table:table-cell>
          <table:table-cell office:value-type="string" table:style-name="ce1">
            <text:p>The Block Crypto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Congressional committee releases witness list in advance of crypto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industry-events/witness-list-for-congress-bitcoin-mining-hearing</text:p>
          </table:table-cell>
          <table:table-cell office:value-type="string" table:style-name="ce1">
            <text:p>Bitcoin Magazi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Congress Shares Witness List for Upcoming Bitcoin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mining-becomes-more-sustainable-mining-council-s-q4-survey</text:p>
          </table:table-cell>
          <table:table-cell office:value-type="string" table:style-name="ce1">
            <text:p>Coin Telegraph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's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browser.io/news/bitcoin-mining-becomes-more-and-more-energy-efficient-and-sustainable/</text:p>
          </table:table-cell>
          <table:table-cell office:value-type="string" table:style-name="ce1">
            <text:p>Crypto Browser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And More Energy-Efficient And Sustainabl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blockchain/bitcoin-mining-becomes-more-sustainable-mining-council-q4-survey-58569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policy/2022/01/20/live-blog-congressional-hearing-puts-crypto-energy-use-in-the-crosshairs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LIVE BLOG: Congressional Hearing Puts Crypto Energy Use in the Crosshai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policy/2022/01/21/witnesses-debate-crypto-minings-efficiency-in-congressional-hearing-on-environment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Witnesses Debate Crypto Mining's Efficiency in Congressional Hearing on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ialregnews.com/congress-eyes-crypto-energy-use/</text:p>
          </table:table-cell>
          <table:table-cell office:value-type="string" table:style-name="ce1">
            <text:p>Financial Regulation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ongress eyes crypto energy u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cleaning-up-cryptocurrency-the-energy-impacts-of-blockchains.htm</text:p>
          </table:table-cell>
          <table:table-cell office:value-type="string" table:style-name="ce1">
            <text:p>Crypto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leaning Up Cryptocurrency: The Energy Impacts of Blockch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65779/</text:p>
          </table:table-cell>
          <table:table-cell office:value-type="string" table:style-name="ce1">
            <text:p>Tittle Press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Industry Execs Make Case For Crypto Mining Before Congres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lawmakers-explore-bitcoin-mining-efficiency-broader-crypto-policy-issues-during-congress-hearing</text:p>
          </table:table-cell>
          <table:table-cell office:value-type="string" table:style-name="ce1">
            <text:p>Coin Telegraph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Lawmakers explore Bitcoin mining efficiency, broader crypto policy issues during Congress hearing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2/01/cornell-tech-professor-tells-congress-crypto-can-go-greener</text:p>
          </table:table-cell>
          <table:table-cell office:value-type="string" table:style-name="ce1">
            <text:p>Cornell Chronicle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80422/</text:p>
          </table:table-cell>
          <table:table-cell office:value-type="string" table:style-name="ce1">
            <text:p>Tittle Pres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et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haca.com/news/ithaca/cornell-tech-professor-tells-congress-crypto-can-go-greener/article_4287a34e-7e2d-11ec-987a-9f9d734d10b3.html</text:p>
          </table:table-cell>
          <table:table-cell office:value-type="string" table:style-name="ce1">
            <text:p>Ithaca Time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explained-proof-of-work-vs-proof-of-stake.htm</text:p>
          </table:table-cell>
          <table:table-cell office:value-type="string" table:style-name="ce1">
            <text:p>Crypto News</text:p>
          </table:table-cell>
          <table:table-cell office:value-type="date" office:date-value="2022-01-27T00:00:00" table:style-name="ce3">
            <text:p>01/27/22</text:p>
          </table:table-cell>
          <table:table-cell office:value-type="string" table:style-name="ce1">
            <text:p>Explained: Proof-of-Work vs. Proof-of-Stak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rbondalereporter.com/stories/619162039-carle-illinois-led-medical-tech-projects-awarded-research-and-development-funding</text:p>
          </table:table-cell>
          <table:table-cell office:value-type="string" table:style-name="ce1">
            <text:p>Carbondale Reporter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Carle Illinois-Led Medical Tech Projects Awarded Research and Development Funding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vplive.net/survey-shows-bitcoin-mining-gaining-credibility/</text:p>
          </table:table-cell>
          <table:table-cell office:value-type="string" table:style-name="ce1">
            <text:p>PVP Live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Survey Shows bitcoin mining has gained credibil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educationdiary.in/cornell-university-cornell-tech-professor-tells-congress-crypto-can-go-greener/</text:p>
          </table:table-cell>
          <table:table-cell office:value-type="string" table:style-name="ce1">
            <text:p>India Education Diary</text:p>
          </table:table-cell>
          <table:table-cell office:value-type="date" office:date-value="2022-01-31T00:00:00" table:style-name="ce3">
            <text:p>01/31/22</text:p>
          </table:table-cell>
          <table:table-cell office:value-type="string" table:style-name="ce1">
            <text:p>Cornell University: 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gcube.com/chainlink-price-prediction/</text:p>
          </table:table-cell>
          <table:table-cell office:value-type="string" table:style-name="ce1">
            <text:p>Investing Cube</text:p>
          </table:table-cell>
          <table:table-cell office:value-type="date" office:date-value="2022-02-01T00:00:00" table:style-name="ce3">
            <text:p>02/01/22</text:p>
          </table:table-cell>
          <table:table-cell office:value-type="string" table:style-name="ce1">
            <text:p>Chainlink Price Prediction For 2022, 2025, 2030, Is LINK A Good Investment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eswar-prasad-the-cryptocurrency-revolution-will-touch-us-all-video/</text:p>
          </table:table-cell>
          <table:table-cell office:value-type="string" table:style-name="ce1">
            <text:p>Coingeek</text:p>
          </table:table-cell>
          <table:table-cell office:value-type="date" office:date-value="2022-02-10T00:00:00" table:style-name="ce3">
            <text:p>02/10/22</text:p>
          </table:table-cell>
          <table:table-cell office:value-type="string" table:style-name="ce1">
            <text:p>Eswar Prasad: The cryptocurrency revolution will touch us al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nversation.com/super-bowl-ads-turn-up-the-volume-on-cryptocurrency-buzz-6-essential-reads-about-digital-money-and-the-promise-of-blockchain-177112</text:p>
          </table:table-cell>
          <table:table-cell office:value-type="string" table:style-name="ce1">
            <text:p>The Conversation</text:p>
          </table:table-cell>
          <table:table-cell office:value-type="date" office:date-value="2022-02-16T00:00:00" table:style-name="ce3">
            <text:p>02/16/22</text:p>
          </table:table-cell>
          <table:table-cell office:value-type="string" table:style-name="ce1">
            <text:p>Super Bowl ads turn up the volume on cryptocurrency buzz: 6 essential reads about digital money and the promise of blockchain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.cornell.edu/news/this-new-tool-prevents-bots-from-taking-over-nft-drops/</text:p>
          </table:table-cell>
          <table:table-cell office:value-type="string" table:style-name="ce1">
            <text:p>Cornell Tech</text:p>
          </table:table-cell>
          <table:table-cell office:value-type="date" office:date-value="2022-03-01T00:00:00" table:style-name="ce3">
            <text:p>03/01/22</text:p>
          </table:table-cell>
          <table:table-cell office:value-type="string" table:style-name="ce1">
            <text:p>This New Tool Prevents Bots From Taking Over NFT Drops</text:p>
          </table:table-cell>
          <table:table-cell office:value-type="string" table:style-name="ce1">
            <text:p>ke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pymnts.com/blockchain/2022/future-of-money-author-eswar-prasad-says-blockchain-will-transform-finance/</text:p>
          </table:table-cell>
          <table:table-cell office:value-type="string" table:style-name="ce1">
            <text:p>Pymnts</text:p>
          </table:table-cell>
          <table:table-cell office:value-type="date" office:date-value="2022-03-07T00:00:00" table:style-name="ce3">
            <text:p>03/07/22</text:p>
          </table:table-cell>
          <table:table-cell office:value-type="string" table:style-name="ce1">
            <text:p>Future of Money Author Eswar Prasad Says Blcokchain Will Transform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bizjournals.com/pittsburgh/news/2022/03/17/cmu-partnership-crypto.html</text:p>
          </table:table-cell>
          <table:table-cell office:value-type="string" table:style-name="ce1">
            <text:p>The Business Journals</text:p>
          </table:table-cell>
          <table:table-cell office:value-type="date" office:date-value="2022-03-17T00:00:00" table:style-name="ce3">
            <text:p>03/17/22</text:p>
          </table:table-cell>
          <table:table-cell office:value-type="string" table:style-name="ce1">
            <text:p>Carnegie Mellon University forms partnership with Crypto.com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www.project-syndicate.org/say-more/an-interview-with-eswar-prasad-2022-04?barrier=accesspaylog">https://www.project-syndicate.org/say-more/an-interview-with-eswar-prasad-2022-04?barrier=accesspaylog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2-04-12T00:00:00" table:style-name="ce3">
            <text:p>04/12/22</text:p>
          </table:table-cell>
          <table:table-cell office:value-type="string" table:style-name="ce1">
            <text:p>Eswar Prasad Says More…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blog.chain.link/ic3-awarded-second-chainlink-research-grant/">https://blog.chain.link/ic3-awarded-second-chainlink-research-grant/</text:a></text:p>
          </table:table-cell>
          <table:table-cell office:value-type="string" table:style-name="ce1">
            <text:p>Chainlink</text:p>
          </table:table-cell>
          <table:table-cell office:value-type="date" office:date-value="2022-04-15T00:00:00" table:style-name="ce3">
            <text:p>04/15/22</text:p>
          </table:table-cell>
          <table:table-cell office:value-type="string" table:style-name="ce1">
            <text:p>IC3 Rewarded a Second Chainlink Research Grant<text:s/>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olffund.org.il/2022/04/14/ittay-eyal/</text:p>
          </table:table-cell>
          <table:table-cell office:value-type="string" table:style-name="ce1">
            <text:p>Wolf Foundation</text:p>
          </table:table-cell>
          <table:table-cell office:value-type="date" office:date-value="2022-04-16T00:00:00" table:style-name="ce3">
            <text:p>04/16/22</text:p>
          </table:table-cell>
          <table:table-cell office:value-type="string" table:style-name="ce1">
            <text:p>Ittay Eyal - The Krill Prize 2022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tech.cornell.edu/news/three-ways-to-save-the-nft-art-market-from-disaster/">https://tech.cornell.edu/news/three-ways-to-save-the-nft-art-market-from-disaster/</text:a></text:p>
          </table:table-cell>
          <table:table-cell office:value-type="string" table:style-name="ce1">
            <text:p>Cornell Tech</text:p>
          </table:table-cell>
          <table:table-cell office:value-type="date" office:date-value="2022-04-26T00:00:00" table:style-name="ce3">
            <text:p>04/26/22</text:p>
          </table:table-cell>
          <table:table-cell office:value-type="string" table:style-name="ce1">
            <text:p>Three Ways to Save the NFT Art Market From Disaster</text:p>
          </table:table-cell>
          <table:table-cell office:value-type="string" table:style-name="ce1">
            <text:p>IC3, juels, alle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news.cuna.org/articles/120940-digital-currencys-uncertain-transformation/">https://news.cuna.org/articles/120940-digital-currencys-uncertain-transformation/</text:a></text:p>
          </table:table-cell>
          <table:table-cell office:value-type="string" table:style-name="ce1">
            <text:p>CUNA News</text:p>
          </table:table-cell>
          <table:table-cell office:value-type="date" office:date-value="2022-05-06T00:00:00" table:style-name="ce3">
            <text:p>05/06/22</text:p>
          </table:table-cell>
          <table:table-cell office:value-type="string" table:style-name="ce1">
            <text:p>Digital currency's uncertain transformatio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cryptonewsbtc.org/2022/05/10/osf-healthcare-collaborates-to-test-blockchain-based-app-to-reward-healthy-behaviors/">https://cryptonewsbtc.org/2022/05/10/osf-healthcare-collaborates-to-test-blockchain-based-app-to-reward-healthy-behaviors/</text:a></text:p>
          </table:table-cell>
          <table:table-cell office:value-type="string" table:style-name="ce1">
            <text:p>Crypto News BTC</text:p>
          </table:table-cell>
          <table:table-cell office:value-type="date" office:date-value="2022-05-10T00:00:00" table:style-name="ce3">
            <text:p>05/10/22</text:p>
          </table:table-cell>
          <table:table-cell office:value-type="string" table:style-name="ce1">
            <text:p>OSF HealthCare collaborates to test blockchain-based app to reward healthy behavior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arketplace.org/2022/05/20/yellen-calls-on-international-community-to-mitigate-global-hunger-crisis/</text:p>
          </table:table-cell>
          <table:table-cell office:value-type="string" table:style-name="ce1">
            <text:p>Marketplace</text:p>
          </table:table-cell>
          <table:table-cell office:value-type="date" office:date-value="2022-05-20T00:00:00" table:style-name="ce3">
            <text:p>05/20/22</text:p>
          </table:table-cell>
          <table:table-cell office:value-type="string" table:style-name="ce1">
            <text:p>Yellen calls on international community to mitigate global hunger crisi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hpcwire.com/off-the-wire/acm-to-mark-75th-anniversary-with-special-conference/</text:p>
          </table:table-cell>
          <table:table-cell office:value-type="string" table:style-name="ce1">
            <text:p>HPC Wire</text:p>
          </table:table-cell>
          <table:table-cell office:value-type="date" office:date-value="2022-05-25T00:00:00" table:style-name="ce3">
            <text:p>05/25/22</text:p>
          </table:table-cell>
          <table:table-cell office:value-type="string" table:style-name="ce1">
            <text:p>ACM to Mark 75th Anniversary with Special Conference</text:p>
          </table:table-cell>
          <table:table-cell office:value-type="string" table:style-name="ce1">
            <text:p>for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t.com/content/6bca0eef-92c3-413b-b2a9-2403b12a9f7d</text:p>
          </table:table-cell>
          <table:table-cell office:value-type="string" table:style-name="ce1">
            <text:p>Financial Times</text:p>
          </table:table-cell>
          <table:table-cell office:value-type="date" office:date-value="2022-05-31T00:00:00" table:style-name="ce3">
            <text:p>05/31/22</text:p>
          </table:table-cell>
          <table:table-cell office:value-type="string" table:style-name="ce1">
            <text:p>Defi's promise to democratising finance remains a distant realit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mf.org/en/Publications/fandd/issues/2022/06/enduring-preeminence-eswar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6-02T00:00:00" table:style-name="ce3">
            <text:p>06/02/22</text:p>
          </table:table-cell>
          <table:table-cell office:value-type="string" table:style-name="ce1">
            <text:p>Enduring Preemine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outube.com/watch?v=eynGO_TmW1s</text:p>
          </table:table-cell>
          <table:table-cell office:value-type="string" table:style-name="ce1">
            <text:p>Youtube</text:p>
          </table:table-cell>
          <table:table-cell office:value-type="date" office:date-value="2022-06-07T00:00:00" table:style-name="ce3">
            <text:p>06/07/22</text:p>
          </table:table-cell>
          <table:table-cell office:value-type="string" table:style-name="ce1">
            <text:p>IC3, DeFi, and Social Good - Avanlanche Summit 2022</text:p>
          </table:table-cell>
          <table:table-cell office:value-type="string" table:style-name="ce1">
            <text:p>ballinga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nfosecurity-magazine.com/news/rsac-panel-perils-ai-blockchain/</text:p>
          </table:table-cell>
          <table:table-cell office:value-type="string" table:style-name="ce1">
            <text:p>infosecurity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#RSAC: Cryptographers Panel Outlines Perils of Adversarial AI and Blockchai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theverge.com/23139793/nft-crypto-copyright-ownership-primer-cornell-ic3</text:p>
          </table:table-cell>
          <table:table-cell office:value-type="string" table:style-name="ce1">
            <text:p>The Verge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The Tangled Truth About NFTs and Copyright<text:s/>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time.com/6188396/crypto-crash-future/</text:p>
          </table:table-cell>
          <table:table-cell office:value-type="string" table:style-name="ce1">
            <text:p>Time</text:p>
          </table:table-cell>
          <table:table-cell office:value-type="date" office:date-value="2022-06-16T00:00:00" table:style-name="ce3">
            <text:p>06/16/22</text:p>
          </table:table-cell>
          <table:table-cell office:value-type="string" table:style-name="ce1">
            <text:p>Will the Crypto Crash Beget a Better Crypto Future?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moneywise.com/investing/cryptocurrency/is-cryptocurrency-really-democratizing-the-financial-world</text:p>
          </table:table-cell>
          <table:table-cell office:value-type="string" table:style-name="ce1">
            <text:p>MoneyWise</text:p>
          </table:table-cell>
          <table:table-cell office:value-type="date" office:date-value="2022-07-05T00:00:00" table:style-name="ce3">
            <text:p>07/05/22</text:p>
          </table:table-cell>
          <table:table-cell office:value-type="string" table:style-name="ce1">
            <text:p>Is crypto really democratizing finance? New data shows a class divide between users and investors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ederalreserve.gov/newsevents/speech/brainard20220708a.htm</text:p>
          </table:table-cell>
          <table:table-cell office:value-type="string" table:style-name="ce1">
            <text:p>Federal Reserve</text:p>
          </table:table-cell>
          <table:table-cell office:value-type="date" office:date-value="2022-07-08T00:00:00" table:style-name="ce3">
            <text:p>07/08/22</text:p>
          </table:table-cell>
          <table:table-cell office:value-type="string" table:style-name="ce1">
            <text:p>Crypto-Assets and Decentralized Finance through a Financial Stability Lens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erse.com/164434/why-cryptocurrencies-have-gone-from-the-next-hot-thing-to-a-full-on-meltdown-npr/</text:p>
          </table:table-cell>
          <table:table-cell office:value-type="string" table:style-name="ce1">
            <text:p>Infers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Why cryptocurrencies have gone from the next hot thing to a full-on meltdown - NP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tube.com/watch?v=s2QiOwgQbIc</text:p>
          </table:table-cell>
          <table:table-cell office:value-type="string" table:style-name="ce1">
            <text:p>Youtub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ET Future of Money Summit: Day 1 Closing Keynote by Eswar Prasad of Cornell Universit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ayer2/2022/08/08/how-to-stop-forsage-meta-force-and-other-smart-contract-pyramid-schemes/</text:p>
          </table:table-cell>
          <table:table-cell office:value-type="string" table:style-name="ce1">
            <text:p>Coindesk</text:p>
          </table:table-cell>
          <table:table-cell office:value-type="date" office:date-value="2022-08-08T00:00:00" table:style-name="ce3">
            <text:p>08/08/22</text:p>
          </table:table-cell>
          <table:table-cell office:value-type="string" table:style-name="ce1">
            <text:p>How to Stop Forsage, Meta Force and Other Smart Contract Pyramid Schemes<text:s/>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register.com/2022/08/18/metaguard_promises_protection_from_metaverse/</text:p>
          </table:table-cell>
          <table:table-cell office:value-type="string" table:style-name="ce1">
            <text:p>The Register</text:p>
          </table:table-cell>
          <table:table-cell office:value-type="date" office:date-value="2022-08-18T00:00:00" table:style-name="ce3">
            <text:p>08/18/22</text:p>
          </table:table-cell>
          <table:table-cell office:value-type="string" table:style-name="ce1">
            <text:p>That was fast: MetaGuard emerges as an 'incognito mode' for the metaverse</text:p>
          </table:table-cell>
          <table:table-cell office:value-type="string" table:style-name="ce1">
            <text:p>song, nai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eswar-prasads-book-focuses-on-cbdcs-role-in-the-future</text:p>
          </table:table-cell>
          <table:table-cell office:value-type="string" table:style-name="ce1">
            <text:p>inside bitcoins</text:p>
          </table:table-cell>
          <table:table-cell office:value-type="date" office:date-value="2022-08-28T00:00:00" table:style-name="ce3">
            <text:p>08/28/22</text:p>
          </table:table-cell>
          <table:table-cell office:value-type="string" table:style-name="ce1">
            <text:p>Eswar Prasad's Book Focuses on CBDC's Role in the Futur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times.com.pk/989260/ethereum-crypto-overhaul-targets-environmental-impact/</text:p>
          </table:table-cell>
          <table:table-cell office:value-type="string" table:style-name="ce1">
            <text:p>Daily Times</text:p>
          </table:table-cell>
          <table:table-cell office:value-type="date" office:date-value="2022-08-29T00:00:00" table:style-name="ce3">
            <text:p>08/29/22</text:p>
          </table:table-cell>
          <table:table-cell office:value-type="string" table:style-name="ce1">
            <text:p>Ethereum crypto overhaul targets environmental impact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icalripon.com/blockchain-firms-fund-university-research-hubs-to-boost-growth/</text:p>
          </table:table-cell>
          <table:table-cell office:value-type="string" table:style-name="ce1">
            <text:p>Technical Ripon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Blockchain Firms Fund University Research Hubs to Boost Growth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s.imf.org/2022/09/01/reimagining-money-in-the-age-of-crypto-and-central-bank-digital-currency/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Reimagining Money in the Age of Crypto and Central Bank Digital Currenc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mf.org/en/Publications/fandd/issues/2022/09/A-new-era-for-money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4T00:00:00" table:style-name="ce3">
            <text:p>09/04/22</text:p>
          </table:table-cell>
          <table:table-cell office:value-type="string" table:style-name="ce1">
            <text:p>A New Era for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coindesk.com/layer2/2022/09/07/nfts-can-and-will-be-so-much-more/</text:p>
          </table:table-cell>
          <table:table-cell office:value-type="string" table:style-name="ce1">
            <text:p>Coindesk</text:p>
          </table:table-cell>
          <table:table-cell office:value-type="date" office:date-value="2022-09-07T00:00:00" table:style-name="ce3">
            <text:p>09/07/22</text:p>
          </table:table-cell>
          <table:table-cell office:value-type="string" table:style-name="ce1">
            <text:p>NFTs Can and Will Be So Much Mor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22/09/20/prof-eswar-prasad-speaks-on-future-of-money/</text:p>
          </table:table-cell>
          <table:table-cell office:value-type="string" table:style-name="ce1">
            <text:p>Cornell Daily Sun</text:p>
          </table:table-cell>
          <table:table-cell office:value-type="date" office:date-value="2022-09-20T00:00:00" table:style-name="ce3">
            <text:p>09/20/22</text:p>
          </table:table-cell>
          <table:table-cell office:value-type="string" table:style-name="ce1">
            <text:p>Prof. Eswar Prasad Speaks on Future of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number-rows-repeated="1046786" table:style-name="ro5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dc:creator>OANA GHERMAN</dc:creator>
    <dc:date>2022-09-22T19:34:15Z</dc:date>
    <meta:editing-cycles>129</meta:editing-cycles>
    <meta:editing-duration>PT11400S</meta:editing-duration>
  </office:meta>
</office:document-meta>
</file>